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loext:graphic-properties draw:fill="solid" draw:fill-color="#eeeeee" draw:opacity="100%"/>
      <style:paragraph-properties fo:background-color="#eeeeee"/>
      <style:text-properties fo:language="ru" fo:country="RU"/>
    </style:style>
    <style:style style:name="P12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5" style:family="paragraph" style:parent-style-name="Text_20_body">
      <style:text-properties fo:language="en" fo:country="US"/>
    </style:style>
    <style:style style:name="P126" style:family="paragraph" style:parent-style-name="Text_20_body">
      <loext:graphic-properties draw:fill="solid" draw:fill-color="#eeeeee" draw:opacity="100%"/>
      <style:paragraph-properties fo:background-color="#eeeeee"/>
      <style:text-properties fo:language="en" fo:country="US"/>
    </style:style>
    <style:style style:name="P127" style:family="paragraph" style:parent-style-name="Text_20_body">
      <loext:graphic-properties draw:fill="solid" draw:fill-color="#eeeeee" draw:opacity="100%"/>
      <style:paragraph-properties fo:background-color="#eeeeee"/>
    </style:style>
    <style:style style:name="P128" style:family="paragraph" style:parent-style-name="First_20_line_20_indent">
      <loext:graphic-properties draw:fill="solid" draw:fill-color="#eeeeee" draw:opacity="100%"/>
      <style:paragraph-properties fo:background-color="#eeeeee"/>
      <style:text-properties fo:language="ru" fo:country="RU"/>
    </style:style>
    <style:style style:name="P12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4" style:family="paragraph" style:parent-style-name="Footnote">
      <style:paragraph-properties fo:margin-left="0in" fo:margin-right="0in" fo:text-indent="0in"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Text_20_body" style:list-style-name="L1">
      <style:paragraph-properties fo:text-align="justify" style:justify-single-word="false"/>
    </style:style>
    <style:style style:name="P158" style:family="paragraph" style:parent-style-name="Text_20_body" style:list-style-name="L1">
      <style:paragraph-properties fo:text-align="justify" style:justify-single-word="false"/>
      <style:text-properties fo:language="ru" fo:country="RU"/>
    </style:style>
    <style:style style:name="P159" style:family="paragraph" style:parent-style-name="Text_20_body" style:list-style-name="L2">
      <style:paragraph-properties fo:text-align="justify" style:justify-single-word="false"/>
      <style:text-properties fo:language="ru" fo:country="RU"/>
    </style:style>
    <style:style style:name="P16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1" style:family="paragraph" style:parent-style-name="Text_20_body" style:list-style-name="L3">
      <style:text-properties fo:language="ru" fo:country="RU"/>
    </style:style>
    <style:style style:name="P162" style:family="paragraph" style:parent-style-name="Text_20_body" style:list-style-name="L3">
      <style:text-properties fo:language="ru" fo:country="RU" fo:background-color="#ffff00"/>
    </style:style>
    <style:style style:name="P16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5" style:family="paragraph" style:parent-style-name="Text_20_body">
      <style:paragraph-properties fo:margin-left="0in" fo:margin-right="0in" fo:text-align="justify" style:justify-single-word="false" fo:text-indent="0.1965in" style:auto-text-indent="false"/>
      <style:text-properties fo:language="ru" fo:country="RU" officeooo:paragraph-rsid="0015ca83"/>
    </style:style>
    <style:style style:name="P166" style:family="paragraph" style:parent-style-name="Text_20_body">
      <style:paragraph-properties fo:margin-left="0in" fo:margin-right="0in" fo:text-align="justify" style:justify-single-word="false" fo:text-indent="0.1965in" style:auto-text-indent="false"/>
      <style:text-properties fo:language="ru" fo:country="RU" officeooo:paragraph-rsid="00171a81"/>
    </style:style>
    <style:style style:name="P167" style:family="paragraph" style:parent-style-name="Text_20_body">
      <style:paragraph-properties fo:margin-left="0in" fo:margin-right="0in" fo:text-align="justify" style:justify-single-word="false" fo:text-indent="0.1965in" style:auto-text-indent="false"/>
      <style:text-properties fo:language="ru" fo:country="RU" officeooo:rsid="00168a5e" officeooo:paragraph-rsid="00168a5e"/>
    </style:style>
    <style:style style:name="P16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2" style:family="paragraph" style:parent-style-name="Heading_20_1">
      <loext:graphic-properties draw:fill="solid" draw:fill-color="#eeeeee" draw:opacity="100%"/>
      <style:paragraph-properties fo:background-color="#eeeeee"/>
    </style:style>
    <style:style style:name="P173" style:family="paragraph" style:parent-style-name="Heading_20_1">
      <style:paragraph-properties fo:margin-left="0in" fo:margin-right="0in" fo:text-align="center" style:justify-single-word="false" fo:text-indent="0.1965in" style:auto-text-indent="false"/>
    </style:style>
    <style:style style:name="P174" style:family="paragraph" style:parent-style-name="Heading_20_2">
      <style:text-properties fo:language="en" fo:country="US"/>
    </style:style>
    <style:style style:name="P175" style:family="paragraph" style:parent-style-name="Heading_20_2">
      <style:text-properties fo:language="ru" fo:country="RU"/>
    </style:style>
    <style:style style:name="P176" style:family="paragraph" style:parent-style-name="Heading_20_2">
      <loext:graphic-properties draw:fill="solid" draw:fill-color="#eeeeee" draw:opacity="100%"/>
      <style:paragraph-properties fo:background-color="#eeeeee"/>
      <style:text-properties fo:language="ru" fo:country="RU"/>
    </style:style>
    <style:style style:name="P177" style:family="paragraph" style:parent-style-name="Heading_20_2">
      <style:paragraph-properties fo:text-align="justify" style:justify-single-word="false"/>
    </style:style>
    <style:style style:name="P178" style:family="paragraph" style:parent-style-name="Heading_20_2">
      <loext:graphic-properties draw:fill="solid" draw:fill-color="#eeeeee" draw:opacity="100%"/>
      <style:paragraph-properties fo:background-color="#eeeeee"/>
    </style:style>
    <style:style style:name="P17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8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language="en" fo:country="US"/>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800000" officeooo:rsid="0015ca83"/>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officeooo:rsid="00157bab"/>
    </style:style>
    <style:style style:name="T90" style:family="text">
      <style:text-properties officeooo:rsid="0015ca83"/>
    </style:style>
    <style:style style:name="T91" style:family="text">
      <style:text-properties officeooo:rsid="00171a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3"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8">&lt;</text:span><text:span text:style-name="T52">Э</text:span><text:span text:style-name="T28">пизод в Кантерлоте, где Луна составляет невысокое мнение об умственных способностях Макса</text:span><text:span text:style-name="T48">&gt;</text:span></text:p>
      <text:p text:style-name="P45">&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5">&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9">&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9">&lt;<text:span text:style-name="T1">Сел показывает и даёт прочувствовать Максу корректировку орбиты Эквуса («подъём» Солнца)</text:span>&gt;</text:p>
      <text:p text:style-name="P49">&lt;Сел пытается научить Макса телепортации, и он телепортирует Агамемнона в пещеру под Кантерлотом&gt;</text:p>
      <text:p text:style-name="P61"><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61">&lt;Добавить эпизод подбора снаряги перед опасным заданием&gt;</text:p>
      <text:p text:style-name="P86">Таймлайн <text:span text:style-name="T11">(</text:span>события через 10 лет после Обмена): </text:p>
      <text:p text:style-name="P86">Год 2143 ПВ <text:span text:style-name="T11">(AU -?)</text:span></text:p>
      <text:p text:style-name="P86">22-е мая — вызов Макса в Эквестрию. Гибель Кимеринна</text:p>
      <text:p text:style-name="P86">25-е мая — встреча с Норфом</text:p>
      <text:p text:style-name="P86">27-е мая — первая встреча с Селестией после бегства из замка Сестёр. Сцена с докторами</text:p>
      <text:p text:style-name="P86">29-е мая — встреча с Индиго. Прогулка с Селестией по парку. Муравьи под накрупником</text:p>
      <text:p text:style-name="P86">30-е мая — исчезновение Селестии на неделю</text:p>
      <text:p text:style-name="P86">6-е июня — встреча с Селестией после разлуки. Прогулка по парку. Вид со стены. Землетрясение</text:p>
      <text:p text:style-name="P86"><text:span text:style-name="T11">&lt;</text:span>7<text:span text:style-name="T11">-</text:span>е июня — секс с Селестией. Раздор</text:p>
      <text:p text:style-name="P86">&lt;15-е июня — исчезновение Норфа. Прощание с Селестией.</text:p>
      <text:p text:style-name="P86">17-е июня — отбытие из Кантерлота</text:p>
      <text:p text:style-name="P87"><text:span text:style-name="T1">18</text:span>-<text:span text:style-name="T1">июня — Прибытие в Понивилль. Прочтение дневника эксперимента с заклинанием Индрэ</text:span></text:p>
      <text:p text:style-name="P86"><text:span text:style-name="T11">&lt;</text:span>25-е июня — попойка с Пинки. Бочколёт метконосцев</text:p>
      <text:p text:style-name="P86">27-е июня — получение письма от Селестии. Отказ выдать магический усилитель</text:p>
      <text:p text:style-name="P86"><text:span text:style-name="T11">&lt;</text:span>28-е июня<text:span text:style-name="T11"> </text:span>- попытка отослать письмо Селестии через Спайка</text:p>
      <text:p text:style-name="P86">30-е июня — выезд из Понивилля</text:p>
      <text:p text:style-name="P86">1-е июля — Прибытие в Фетлок. Захват резонаторных рубинов в павильоне Псинтела</text:p>
      <text:p text:style-name="P86">2-е июля — выезд из Фетлока Макса с Дэш в фургоне</text:p>
      <text:p text:style-name="P86"><text:soft-page-break/>&lt;4-е июля - Дэш стучит лбом в дерево. Обнимашки</text:p>
      <text:p text:style-name="P86">8-е июля — прибытие в Груммингтон</text:p>
      <text:p text:style-name="P86">9-е июля –<text:span text:style-name="T11"> </text:span>Провал Груммингтона. Отбытие с Груммингтона</text:p>
      <text:p text:style-name="P86"><text:span text:style-name="T11">&lt;</text:span>12-е июля — Прибытие в Филлидельфию. Отбытие. Падение Макса с самоката</text:p>
      <text:p text:style-name="P86">14-е июля — переправа через седловое озеро. Прибытие Макса с Дэш в Понивилль</text:p>
      <text:p text:style-name="P86">15-е июля — эксперимент с усиленным заклинанием Индрэ. Поединок Луны с Твайлайт в Понивилле</text:p>
      <text:p text:style-name="P86">17-е июля — прибытие в Кантерлот Луны, Макса и шестёрки</text:p>
      <text:p text:style-name="P86"><text:span text:style-name="T11">[</text:span>21-е июля<text:span text:style-name="T11">]</text:span> — Гранд Галопин Гала</text:p>
      <text:p text:style-name="P87">[26-<text:span text:style-name="T1">е июля</text:span>]<text:span text:style-name="T1"> — совещание в зале стратегического планирования. Выдача паспорта Максу</text:span></text:p>
      <text:p text:style-name="P87"/>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5">I Dream Of Luna</text:p>
      <text:p text:style-name="P122">Розовые глазки</text:p>
      <text:p text:style-name="P125">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610682261280547780" text:style-name="L1">
        <text:list-item>
          <text:p text:style-name="P157">добавить детектив <text:span text:style-name="T1">(реализовано)</text:span>+ магические уроки/трактаты Старсвирла (реализовано)</text:p>
        </text:list-item>
        <text:list-item>
          <text:p text:style-name="P158">Терра несколько раз пытается убить Макса (один раз — в аквапарке). Несколько раз Макса спасает Селестия (даёт приказы Нексусу)</text:p>
        </text:list-item>
        <text:list-item>
          <text:p text:style-name="P158">Книги:</text:p>
        </text:list-item>
      </text:list>
      <text:list xml:id="list1997821186938238743" text:style-name="L2">
        <text:list-item>
          <text:p text:style-name="P159">«Великие грифоны прошлого» - из канона (5<text:span text:style-name="T11">s8e)</text:span></text:p>
        </text:list-item>
        <text:list-item>
          <text:p text:style-name="P159">«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9">Дасти Вейфарер «Зебрианская культура, быт и фольклор»</text:p>
        </text:list-item>
        <text:list-item>
          <text:p text:style-name="P159">«Краткая история Эквестрии»</text:p>
        </text:list-item>
        <text:list-item>
          <text:p text:style-name="P159">«Шедевры архитектуры Эквестрии» с разделом о Кантерлотском Королевском Дворце</text:p>
        </text:list-item>
        <text:list-item>
          <text:p text:style-name="P159">«Великие дела и великие чары». Страница 893: …</text:p>
        </text:list-item>
        <text:list-item>
          <text:p text:style-name="P159">«<text:span text:style-name="T67">Природа Проклятий</text:span>» - обмен</text:p>
        </text:list-item>
        <text:list-item>
          <text:p text:style-name="P159"><text:span text:style-name="T67">«Магия для Чайников»</text:span> - обмен</text:p>
        </text:list-item>
        <text:list-item>
          <text:p text:style-name="P159"><text:span text:style-name="T67">«Энциклопедия Арканум»</text:span> - обмен</text:p>
        </text:list-item>
        <text:list-item>
          <text:p text:style-name="P159">«О Гейсах» - обмен</text:p>
        </text:list-item>
        <text:list-item>
          <text:p text:style-name="P159">«<text:span text:style-name="T67">Тайны Тайных Наук</text:span>» - обмен</text:p>
        </text:list-item>
        <text:list-item>
          <text:p text:style-name="P160"><text:soft-page-break/>«Основы Заклятий» - обмен</text:p>
        </text:list-item>
        <text:list-item>
          <text:p text:style-name="P15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603036514178278393" text:style-name="L3">
        <text:list-item>
          <text:p text:style-name="P1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2">Селестия — переменчивая пони. В одно время не строгая, а в другое может быть такой, что страшно становится</text:p>
        </text:list-item>
        <text:list-item>
          <text:p text:style-name="P161">У Селестии были такие элементы гармонии: Магия, Доброта, Смех. У Луны — Верность, Честность, Щедрость. (ксенофазия)</text:p>
        </text:list-item>
        <text:list-item>
          <text:p text:style-name="P1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1">Около 820-ти лет назад будущий маг Лайтнинг Стар поступил на обучение к наставнику Тииспоту</text:p>
        </text:list-item>
        <text:list-item>
          <text:p text:style-name="P1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1">У Селестии грива и хвост развеваются и переливаются от магического шампуня</text:p>
        </text:list-item>
        <text:list-item>
          <text:p text:style-name="P161">Тело Селестии очень крепкое — может выдержать несколько тонн земли</text:p>
        </text:list-item>
        <text:list-item>
          <text:p text:style-name="P161">Дискорд намного старше принцесс, его магия сильнее ихней на голову</text:p>
        </text:list-item>
        <text:list-item>
          <text:p text:style-name="P161">Луна младше Селестии на 3 года. Сёстрам около 5000 лет. <text:span text:style-name="T67">По другим данным, Селестии около 2500 лет (Обмен).</text:span></text:p>
        </text:list-item>
        <text:list-item>
          <text:p text:style-name="P161">Принцессы начали войну с Дискордом в возрасте, когда им было около 700 лет — и продолжалась война почти сто лет</text:p>
        </text:list-item>
        <text:list-item>
          <text:p text:style-name="P161">Самый главный враг сестёр и Дискорда — скука</text:p>
        </text:list-item>
        <text:list-item>
          <text:p text:style-name="P161">В Эквестрии на одного жеребца приходится четыре - пять кобыл</text:p>
        </text:list-item>
        <text:list-item>
          <text:p text:style-name="P1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1">Селестия в первые полторы тысячи лет путешествовала — и заварила несколько войн (две — с Эквестрией, в одной была против Луны)</text:p>
        </text:list-item>
        <text:list-item>
          <text:p text:style-name="P161">Настоящий цвет гривы Селестии — клубнично-розовая. Радужный цвет гривы и хвоста поддерживается магией</text:p>
        </text:list-item>
        <text:list-item>
          <text:p text:style-name="P161">Кроме Дискорда, старше сестёр ещё старейшина драконов</text:p>
        </text:list-item>
        <text:list-item>
          <text:p text:style-name="P161"><text:soft-page-break/>Кэйденс не прожила и 60-ти лет и является низкорожденной</text:p>
        </text:list-item>
        <text:list-item>
          <text:p text:style-name="P1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1">Народ тихо фигел от нововведений и с ещё большим ожесточением продолжал делать по-своему</text:p>
        </text:list-item>
        <text:list-item>
          <text:p text:style-name="P1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1">Когда пони женятся, они обмениваются ножными браслетами</text:p>
        </text:list-item>
        <text:list-item>
          <text:p text:style-name="P161">Светилами, кроме сестёр, могут управлять единороги (группы), Дискорд, Твайлайт и Старсвирл</text:p>
        </text:list-item>
        <text:list-item>
          <text:p text:style-name="P161">Королева Кризалис — правительница Зелёной Долины</text:p>
        </text:list-item>
        <text:list-item>
          <text:p text:style-name="P161">Мать Луны и Селестии — аликорн Лорен. Мать Дискорда — Алиса (пони-человек)</text:p>
        </text:list-item>
        <text:list-item>
          <text:p text:style-name="P1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74"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3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1">В уголке <text:span text:style-name="T11">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1">Я повесил куртку на спинку кресла и включил комп.</text:p>
      <text:p text:style-name="P4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1">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1"/>
      <text:p text:style-name="P41"><text:soft-page-break/>Так, что тут у нас? <text:span text:style-name="T1">Т</text:span>ри последних запроса вызвали сбои в работе кластера и заставили перегрузиться один из хостов.</text:p>
      <text:p text:style-name="P41">Введём-ка парочку <text:span text:style-name="T1">общих</text:span> вопросов <text:span text:style-name="T1">для разминки</text:span>.</text:p>
      <text:p text:style-name="P41"/>
      <text:p text:style-name="P83"><text:span text:style-name="T11">– Нэш, к</text:span>ак называется наш проект?</text:p>
      <text:p text:style-name="P81"><text:span text:style-name="T8">– </text:span><text:span text:style-name="T69">Дайсон.</text:span></text:p>
      <text:p text:style-name="P81"><text:span text:style-name="T8">– </text:span><text:span text:style-name="T69">Сколько тебе лет?</text:span></text:p>
      <text:p text:style-name="P81"><text:span text:style-name="T8">– </text:span><text:span text:style-name="T69">Два года с начала запуска кластера.</text:span></text:p>
      <text:p text:style-name="P81"><text:span text:style-name="T8">– </text:span><text:span text:style-name="T69">Какой сейчас год?</text:span></text:p>
      <text:p text:style-name="P81"><text:span text:style-name="T8">– </text:span><text:span text:style-name="T69">202</text:span><text:span text:style-name="T8">1</text:span><text:span text:style-name="T69">-й.</text:span></text:p>
      <text:p text:style-name="P26"/>
      <text:p text:style-name="P41">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0"/>
      <text:p text:style-name="P83"><text:span text:style-name="T1">– </text:span>Н<text:span text:style-name="T1">эш тестовая задача номер шестнадцать</text:span>. <text:span text:style-name="T1">Выполни при дефолтных настройках.</text:span></text:p>
      <text:p text:style-name="P83"><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1"><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1"><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41"/>
      <text:p text:style-name="P41">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41">Ага, уже теплее.</text:p>
      <text:p text:style-name="P41"/>
      <text:p text:style-name="P81"><text:span text:style-name="T8">– Нэш</text:span><text:span text:style-name="T69">, выдай диагностику модуля </text:span><text:span text:style-name="T8">аналитики.</text:span></text:p>
      <text:p text:style-name="P41"/>
      <text:p text:style-name="P41">Йо! Видеокамеры молча наблюдают за поднятым вверх <text:span text:style-name="T1">большим пальцем</text:span>.</text:p>
      <text:p text:style-name="P41"><text:soft-page-break/>Всё <text:span text:style-name="T1">ясно</text:span>. Версия аналитического модуля устарела и стала несовместимой с последним релизом кибермозга.</text:p>
      <text:p text:style-name="P41">Набираю номер прожект-мэнеджера.</text:p>
      <text:p text:style-name="P41"/>
      <text:p text:style-name="P41"><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1"><text:span text:style-name="T11">– </text:span>Окей. Спасибо, <text:span text:style-name="T1">Анон</text:span>. <text:span text:style-name="T1">Выручил.</text:span></text:p>
      <text:p text:style-name="P41"><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1"><text:span text:style-name="T1">– </text:span>Ааа, понятно. Ладно, у меня всё. <text:span text:style-name="T1">Отбой</text:span>!</text:p>
      <text:p text:style-name="P42"><text:span text:style-name="T1">– Отбой</text:span>. <text:span text:style-name="T1">Ещё раз спасибо, что помог. Жаль, что ты ушёл</text:span><text:span text:style-name="T11">.</text:span></text:p>
      <text:p text:style-name="P54"/>
      <text:p text:style-name="P102">Бип-бип-бип.</text:p>
      <text:p text:style-name="P41"><text:span text:style-name="T1">У</text:span>ходя попрощался с охранником, <text:span text:style-name="T1">увлечённо исследующим тему садо-мазо</text:span>.</text:p>
      <text:p text:style-name="P41">Всё, свободен. Хотя <text:s/><text:span text:style-name="T1">воскресенье</text:span> уже испорчен<text:span text:style-name="T1">о</text:span>.</text:p>
      <text:p text:style-name="P41"/>
      <text:p text:style-name="P132">***</text:p>
      <text:p text:style-name="P132"/>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о,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text:soft-page-break/>–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soft-page-break/>***</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4">Музыка быстрая, тревожная, надорваная и печальная (Pet Shop Boys “So Hard” ?)</text:p>
      <text:p text:style-name="P31"/>
      <text:p text:style-name="P93"><text:span text:style-name="T11">&lt;</text:span><text:span text:style-name="T1">Описание полёта через Эогипп. Удивлённый взгляд Анакорна</text:span><text:span text:style-name="T11">&gt;</text:span></text:p>
      <text:p text:style-name="P4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1">Единорог поднял голову.</text:p>
      <text:p text:style-name="P41"><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3"><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 Сестра, ты идёшь? – заглянула в зал Луна.</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1">3. </text:span>Кантерлот</text:h>
      <text:p text:style-name="P85">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8541565960480216407" text:style-name="L4">
        <text:list-item>
          <text:p text:style-name="P16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7"/>
      <text:p text:style-name="P13">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2"><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1">4. </text:span>Библиотека</text:h>
      <text:p text:style-name="P20">&lt;<text:span text:style-name="T59">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3">На трактат упала тень.</text:p>
      <text:p text:style-name="P44">– Эй, нельзя ли не заслонять …</text:p>
      <text:p text:style-name="P44">Я поперхнулся словом, упёршись носом в покрытую белой шерстью грудь. Селестия оступила, извиняясь.</text:p>
      <text:p text:style-name="P44">– Извини за беспокойство. Просто стало интересно, что ты так увлечённо читаешь? Стража докладывала, что ты днюешь и ночуешь в библиотеке.</text:p>
      <text:p text:style-name="P43"><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4">– Эээ…</text:p>
      <text:p text:style-name="P44">–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4">Она потянулась за спину, сжала зубами зажим, и, после негромкого щелчка, экзоскелет “разошёлся” в стороны.</text:p>
      <text:p text:style-name="P44">– Вот, так лучше. – улыбнулась она, вышагивая из него. – Доктор Плантаго Майор был уверен, что я не дотянусь до замка.</text:p>
      <text:p text:style-name="P73">Экзоскелет, лишившись хозяйки, переключил цвет лампочки с зелёного на оранжевый.</text:p>
      <text:p text:style-name="P44">– Насколько я знаю, тебе было прописано два месяца постельного режима. Сейчас и недели не прошло...</text:p>
      <text:p text:style-name="P44">– Не волнуйся, аликорны куда крепче единорогов, по стандартам которых меня лечат.</text:p>
      <text:p text:style-name="P4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3">Она, почувствовав мой взгляд, подняла нос <text:span text:style-name="T1">из</text:span> книги и <text:s/>посмотрела на меня, насторожив уши.</text:p>
      <text:p text:style-name="P43"><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5">– А по-моему, ты не…</text:p>
      <text:p text:style-name="P43"><text:span text:style-name="T12">– Так, я попрошу! – перебила меня венценосная кобыла. – Давай, ты не будешь лезть в мои дела, а я не буду</text:span><text:span text:style-name="T4">… эээ… ммм…</text:span></text:p>
      <text:p text:style-name="P45">– Не будешь что?</text:p>
      <text:p text:style-name="P55">Селестия нахмурилась и угрожающе подняла крылья.</text:p>
      <text:p text:style-name="P55"><text:span text:style-name="T11">– </text:span>Не забывай, человек, я — могущественный маг и правитель Эквестрии. Ко мне нужно относиться с должным уважением!</text:p>
      <text:p text:style-name="P55"><text:span text:style-name="T11">– </text:span>А то что? Превратишь в жабу? Сошлёшь на Луну? Убьёшь нахер?</text:p>
      <text:p text:style-name="P55"><text:soft-page-break/>Аликорница сникла. Уши её опустились.</text:p>
      <text:p text:style-name="P55"><text:span text:style-name="T11">– </text:span>Макс, не надо... Ты же знаешь, я этого не сделаю.</text:p>
      <text:p text:style-name="P55"><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5">– О, небо! Я забыла распорядиться насчёт тебя! Какая же я тупая! Макс, извини, пожалуйста!</text:p>
      <text:p text:style-name="P55"><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5"><text:span text:style-name="T11">Аликорница уселась н</text:span>а пол <text:span text:style-name="T11">и прижала копыто к груди.</text:span></text:p>
      <text:p text:style-name="P45">– Да будет так! Сим заявляю, что отныне и впредь буду общаться с тобой на равных, человек Макс. Слово Селестии <text:span text:style-name="T1">Эквестрийской</text:span>!</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5"><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1">– </text:span>Вот, читай отсюда. <text:span text:style-name="T11">– а</text:span>ликорница подчеркнула абзац копытом.</text:p>
      <text:p text:style-name="P55"/>
      <text:p text:style-name="P57">***</text:p>
      <text:p text:style-name="P57"/>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23">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5">– Теперь ты понимаешь, почему мы не ожидали увидеть тебя? Мы, вообще-то, вызывали сверхаликорна…</text:p>
      <text:p text:style-name="P45">Я повернулся к Селестии.</text:p>
      <text:p text:style-name="P4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5">Аликорница отвернулась.</text:p>
      <text:p text:style-name="P45">– Это очень чувствительная тема. – сказала она после недолгой заминки. – <text:s/>Постыдная для нас.</text:p>
      <text:p text:style-name="P45">– Какая тема?</text:p>
      <text:p text:style-name="P45">Селестия повернулась, но старалась избегать меня взглядом.</text:p>
      <text:p text:style-name="P45">– Магия.</text:p>
      <text:p text:style-name="P45">– Что?</text:p>
      <text:p text:style-name="P4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5">Я посмотрел на аликорницу. Та старательно делала вид, что интересуется состоянием лака на копыте.</text:p>
      <text:p text:style-name="P45">– То есть, вы почувствовали ослабление своих магических способностей, и решили, что миру приходит конец?</text:p>
      <text:p text:style-name="P4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5">– Ээээ… ммм… А вы пробовали обратиться к врачу? – начал я как можно мягче.</text:p>
      <text:p text:style-name="P45">БАЦ!</text:p>
      <text:p text:style-name="P4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5">– Это бесполезно… Он не верит мне. У меня нет времени его переубедить.</text:p>
      <text:p text:style-name="P45">Потом она обратилась ко мне.</text:p>
      <text:p text:style-name="P45">– <text:s/>Извини. Сорвалась. Мне очень стыдно. Последнее время всё идёт наперекосяк, совсем не так, как мы планировали.</text:p>
      <text:p text:style-name="P4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5"><text:span text:style-name="T1">– Зачем? </text:span>– спросил я. – Что это за театр, твоё… Ваше Высочество? Во-первых, я не давал своё согласие на чтение моих мыслей. Во-вторых…</text:p>
      <text:p text:style-name="P45">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5">Аликорница <text:span text:style-name="T1">прислушалась, </text:span>всполошилась и стала носиться по читальному залу с загнанным видом.</text:p>
      <text:p text:style-name="P45">– <text:s/><text:span text:style-name="T1">Дискордовы</text:span> яйца! Они нашли меня!</text:p>
      <text:p text:style-name="P45"><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5">– <text:s/>Ты! Чего! Делаешь! Твоё, <text:span text:style-name="T1">блин,</text:span> высочество!!! – <text:s/>я едва уберёг <text:span text:style-name="T1">своё </text:span>естество от острого рога.</text:p>
      <text:p text:style-name="P4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5">– Помоги! Мне самой не закрыть замок, – <text:s/>обратилась аликорница ко мне, тщётно пытаясь охватить зубами раскрытую защёлку.</text:p>
      <text:p text:style-name="P4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5">– <text:s/><text:span text:style-name="T1">Я</text:span> помогу! – <text:s/>Селестия изогнула шею и стала зубами сжимать защёлку.</text:p>
      <text:p text:style-name="P45">ШЛОП!</text:p>
      <text:p text:style-name="P4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5">–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5"><text:span text:style-name="T1">– Занавес. </text:span>– <text:s/><text:span text:style-name="T1">подытожил я.</text:span></text:p>
      <text:p text:style-name="P45"/>
      <text:h text:style-name="P175" text:outline-level="2"><text:span text:style-name="T11">5. </text:span>Индиго</text:h>
      <text:p text:style-name="P45"/>
      <text:p text:style-name="P45">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сине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анешн! Скажи ей, что у меня сегодня день рождения, и я здоровски обиде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здоровски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5">Я остался сидеть в полнейшем замешательстве. </text:p>
      <text:p text:style-name="P55"/>
      <text:p text:style-name="P57">***</text:p>
      <text:p text:style-name="P55">&lt;<text:span text:style-name="T59">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lt;<text:span text:style-name="T24">Селестия достаёт из потайной щели свиток с мыслями Селестии</text:span><text:span text:style-name="T23">`<text:tab/>`</text:span>&gt;</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text:soft-page-break/>– А Дискорд? Он, вроде, не моложе вас.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5"/>
      <text:p text:style-name="P67">День 137344</text:p>
      <text:p text:style-name="P6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5"/>
      <text:p text:style-name="P55">Селестия со вздохом захлопнула книгу.</text:p>
      <text:p text:style-name="P5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text:soft-page-break/></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74" text:outline-level="2">6. Стыд</text:h>
      <text:p text:style-name="P55">&lt;<text:span text:style-name="T88">Mylene Farmer — L`Ame-Stram-Gram</text:span>&gt;</text:p>
      <text:p text:style-name="P67">~~~ Завтра на семь в библиотеке ~~~</text:p>
      <text:p text:style-name="P67"/>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text:soft-page-break/>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1">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9">&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лу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лу,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лу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лу умолкла и сосредоточилась. Постепенно на её морде гнев сменился недоверием, а потом и ужасом.</text:p>
      <text:p text:style-name="P5">– Сто рогов Нам в круп! ЧТО ЭТО ЗА…</text:p>
      <text:p text:style-name="P5">Теперь Лулу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лу опустилась на пол, выходя из транса. Магическая аура исчезла и она обессиленно бухнулась на колени.</text:p>
      <text:p text:style-name="P5">– Проклятье! К такому Мы не были готовы!</text:p>
      <text:p text:style-name="P5">Лулу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1">— умение делегировать полномочия. Вечером того же дня я села за письменный стол.</text:span></text:p>
      <text:p text:style-name="P45">“<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1">—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text:soft-page-break/>– Да?</text:p>
      <text:p text:style-name="P55">– Да. Зови меня Селли. Если хочешь.</text:p>
      <text:p text:style-name="P55">– Хорошо. До встречи, Селли.</text:p>
      <text:p text:style-name="P55">– До встречи, Макс.</text:p>
      <text:p text:style-name="P55"/>
      <text:h text:style-name="Heading_20_2" text:outline-level="2"><text:span text:style-name="T1">8</text:span>. (40*<text:span text:style-name="T11">ctg(Pi/4)-6)/(ln(e)-sin(0))</text:span></text:h>
      <text:p text:style-name="P88">Mark Knopfler — Hill Farmers Blues — или на следующую главу (прощание)</text:p>
      <text:p text:style-name="P55"/>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5">…</text:p>
      <text:p text:style-name="P45"/>
      <text:p text:style-name="P55">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5">– Рада тебя видеть, Макс. – знакомый силуэт на балконе повернулся в мою сторону. Гардины раздвинулись и Селестия вошла в комнату.</text:p>
      <text:p text:style-name="P4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5">Аликорница смотрела на меня из под чёлки с фирменной саркастической улыбочкой.</text:p>
      <text:p text:style-name="P45">– <text:span text:style-name="T1">Такое впечатление, что ты увидел не меня, а василиска! Отомри!</text:span></text:p>
      <text:p text:style-name="P55">Я выдохнул.</text:p>
      <text:p text:style-name="P45">– <text:span text:style-name="T1">Как ты это делаешь? Я видел тебя и раньше, но ты никогда не была такой... Такой...</text:span></text:p>
      <text:p text:style-name="P4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5"><text:soft-page-break/>–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5">– <text:span text:style-name="T1">О каких подпольщиках ты говоришь? В Эквестрии зреет революция?</text:span></text:p>
      <text:p text:style-name="P45">Селестия подошла к фонтанчику и начала набирать воду в серебряный чайник.</text:p>
      <text:p text:style-name="P4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5"><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5"><text:span text:style-name="T1">–</text:span> Мы же договорились! <text:span text:style-name="T1">Селли</text:span>! Не хватало мне ещё слышать официоз у себя дома. Его в моей жизни и так хватает.</text:p>
      <text:p text:style-name="P45">Она открыла шкафчик и, потянув зубами золотой шнурок, вытащила чёрный с золотом пакетик.</text:p>
      <text:p text:style-name="P45"><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5"><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5"><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5"><text:span text:style-name="T1">–</text:span> Не стой столбом, Макс! Об тебя можно взгляд поцарапать!</text:p>
      <text:p text:style-name="P45">Я присел на краешек. Она немного придвинулась ко мне и смешливо сощурилась.</text:p>
      <text:p text:style-name="P45"><text:span text:style-name="T1">–</text:span> Ты не против, если мы продолжим знакомство? Я хотела пригласить тебя на чай ещё вчера, но землетрясение…</text:p>
      <text:p text:style-name="P4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5"><text:span text:style-name="T1">Селестия</text:span> виновато сморщила нос.</text:p>
      <text:p text:style-name="P45"><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5">Я молчал, раздумывая, чтобы такое остроумное ляпнуть в ответ, когда аликорница шутливо ткнула меня копытом в плечо. </text:p>
      <text:p text:style-name="P45"><text:span text:style-name="T1">–</text:span> Ну же, Макс, ты как деревянный! Расслабься! Можно подумать, тебя никогда раньше не приглашали на свидания!</text:p>
      <text:p text:style-name="P45">От неожиданности я повалился на ложе.</text:p>
      <text:p text:style-name="P45"><text:span text:style-name="T1">–</text:span> Эй, полегче! Ты пихаешься, как бульдозер!</text:p>
      <text:p text:style-name="P4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5"><text:span text:style-name="T1">–</text:span> Ты чего??? <text:span text:style-name="T1">–</text:span> я непонимающе уставился на аликорницу.</text:p>
      <text:p text:style-name="P45"><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5">Аликорница поводила носом над чашками и заметила:</text:p>
      <text:p text:style-name="P4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5">Я трогал пальцем ноги воду, сидя на бортике бассейна, когда дверь открылась и внутрь сунулся нос аликорницы.</text:p>
      <text:p text:style-name="P45">– Тебе в чай класть мёд или сахар? – спросила она, невинно наблюдая за моими тщётными попытками прикрыться.</text:p>
      <text:p text:style-name="P4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5">– Ты бы предупреждала, прежде чем войти, что ли? – просипел я. </text:p>
      <text:p text:style-name="P4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5">– Мёд. Или сахар. На твоё усмотрение.</text:p>
      <text:p text:style-name="P45">– Как скажешь. – нос <text:span text:style-name="T1">Селестии</text:span> скрылся за дверью.</text:p>
      <text:p text:style-name="P45"><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5">– О, ты уже?</text:p>
      <text:p text:style-name="P45">Аликорница поставила на поднос чашки и плетёнку с бубликами и подошла с ним к тюфяку.</text:p>
      <text:p text:style-name="P45">– А почему ты опустила жалюзи на окне в ванной? Оттуда такой прекрасный вид!</text:p>
      <text:p text:style-name="P4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5"><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Селестия. <text:span text:style-name="T11">– С</text:span>пасибо, мнет хоть инвалидное кресло не пририсовали!</text:p>
      <text:p text:style-name="P4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5">–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5">Я повернулся к <text:span text:style-name="T1">Селестии</text:span>. Мне пришлось осторожно напрягать мускулы шеи, чтобы они случайно не отвернули голову нафиг.</text:p>
      <text:p text:style-name="P45">– Это просто бомба! Я чувствую себя богом! Кажется, я понял секрет вашей силы и долголетия: вы пьёте эту траву каждый день.</text:p>
      <text:p text:style-name="P4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Селестия легла рядом и тепло дунула мне в ухо.</text:p>
      <text:p text:style-name="P45">– <text:span text:style-name="T1">Ты готов познакомиться поближе? Совсем близко?</text:span></text:p>
      <text:p text:style-name="P4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3"><text:span text:style-name="T11">–</text:span> А водку у вас принято пить?</text:p>
      <text:p text:style-name="P4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5"><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1">– Это ты называешь “дружбой”? – с </text:span>улыбкой хмыкнул<text:span text:style-name="T11"> я. – </text:span>Мне нравится твоё чувство юмора.</text:p>
      <text:p text:style-name="P55">Аликорница нахмурилась.</text:p>
      <text:p text:style-name="P55"><text:span text:style-name="T11">–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5">Копыто аликорницы закрыло мне рот прежде чем я успел договорить заветное слово.</text:p>
      <text:p text:style-name="P45">– Макс, не надо! – умоляюще произнесла аликорница. – Не продолжай! Пожалуйста!</text:p>
      <text:p text:style-name="P45">Слова встали у меня поперёк горла. Я медленно отодвинул копыто от лица и потрясённо уставился на неё.</text:p>
      <text:p text:style-name="P45">– Но почему? – в конце-концов выдавил я. – Что не так? Это из-за того, что я — человек?</text:p>
      <text:p text:style-name="P45">Тия виновато закусила губу и отвернулась.</text:p>
      <text:p text:style-name="P4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5"><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5">– Макс… Я не смогу сделать тебя бессмертным… Мне очень жаль… Извини…</text:p>
      <text:p text:style-name="P4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5">Слёзы злости душили меня, но я сдержался.</text:p>
      <text:p text:style-name="P45">– Охренеть. – сказал я холодно. – А я прям напрашивался!</text:p>
      <text:p text:style-name="P45">Одиночество, отступившее перед мягким, но настойчивым натиском аликорницы в последние <text:span text:style-name="T1">дни</text:span>, снова сковало душу стужей.</text:p>
      <text:p text:style-name="P4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5">“...пожалуйста, останься...”</text:p>
      <text:p text:style-name="P45">Где этот чёртов носок?</text:p>
      <text:p text:style-name="P45">“...пойми, это эффект лазурного вина...”</text:p>
      <text:p text:style-name="P45">Джинсы узкие, блядь! На мокрое тело хрен натянешь...</text:p>
      <text:p text:style-name="P45">“...ох, я глупая...”</text:p>
      <text:p text:style-name="P45">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5">–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5"/>
      <text:p text:style-name="P57">***</text:p>
      <text:p text:style-name="P4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50">А из Пинто Крика уже месяц нет новостей...</text:span></text:p>
      <text:p text:style-name="P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6"><text:span text:style-name="T50">– </text:span>“<text:span text:style-name="T1">Что я могу сделать, чтобы вернуть всё назад?</text:span>”</text:p>
      <text:p text:style-name="P16"><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0">– </text:span><text:span text:style-name="T36">Что бы это значило, Флер?</text:span></text:p>
      <text:p text:style-name="P16"><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4">– Привет, Селестия. – подчёркнуто нейтрально обратился я. – Как дела?</text:p>
      <text:p text:style-name="P44">– Привет… Макс. <text:s/>Не очень, мягко говоря.</text:p>
      <text:p text:style-name="P4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4">Селестия подошла к фонтанчику, обмакнула в него копыто и провела им по лбу.</text:p>
      <text:p text:style-name="P4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4">Я сделал вид, что не заметил полунамёка в последнем предложении. Выяснять отношения и мириться мне не хотелось.</text:p>
      <text:p text:style-name="P44">– Порадовать, к сожалению, нечем. Твой приятель, Норфолк Каррус, исчез. Судя по всему, во сне.</text:p>
      <text:p text:style-name="P44">– И Норф? О-о-о, нет!</text:p>
      <text:p text:style-name="P44">Селестия в отчаянии села на пол, прижав копыто к виску и опустошенно качая головой.</text:p>
      <text:p text:style-name="P4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4">Аликорница подняла голову и <text:span text:style-name="T1">удручённо</text:span> посмотрела на меня.</text:p>
      <text:p text:style-name="P4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4">– Может, спросишь Луну, куда деваются пони? Сон по её части.</text:p>
      <text:p text:style-name="P4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4">– Может, мне поговорить с ней?</text:p>
      <text:p text:style-name="P4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5">– Ну ок. Тогда она обрадуется следующей новости: я ухожу.</text:p>
      <text:p text:style-name="P45"><text:soft-page-break/>Селестия еле заметно дрогнула ушами. Она отвернулась и молча смотрела в окно, не выказывая эмоций.</text:p>
      <text:p text:style-name="P45">Я продолжил.</text:p>
      <text:p text:style-name="P4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5">Поза аликорницы стала чуть менее скованной. На грани слышимости я уловил её вздох. Она наконец повернулась ко мне и слабо улыбнулась.</text:p>
      <text:p text:style-name="P4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5">– А в мешочке что?</text:p>
      <text:p text:style-name="P4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5">Я хотел было оскорбиться такой опекой со стороны аликорницы, но, глянув в её глаза, передумал.</text:p>
      <text:p text:style-name="P45">– Твоё высочество<text:span text:style-name="T1">, ты, вообще, спишь по ночам? У тебя глаза красные, как у кролика-альбиноса.</text:span></text:p>
      <text:p text:style-name="P4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5">–<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5"/>
      <text:p text:style-name="P1"><text:span text:style-name="T46">&lt;</text:span><text:span text:style-name="T66">Mark Knopfler - </text:span><text:span text:style-name="T65">Hill Farmer's Blues</text:span><text:span text:style-name="T46">&gt;</text:span></text:p>
      <text:p text:style-name="P47">***</text:p>
      <text:p text:style-name="P45"/>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1"><text:span text:style-name="T1">– Конечно, мам! «День горящего очага» </text:span>— <text:span text:style-name="T1">верно?</text:span></text:p>
      <text:p text:style-name="P6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7">Имя её было Селестия.</text:p>
      <text:p text:style-name="P67">За ней последовала и сестра её, <text:span text:style-name="T11">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5">мино</text:span>тавра?</text:p>
      <text:p text:style-name="P67">– <text:s/>Тебя забрать я ему не дам. А в дядю не тыкай копытом, это невежливо! Спи уже, моя маленькая!</text:p>
      <text:p text:style-name="P67"><text:soft-page-break/>– Поцелуй меня на ночь, мам!</text:p>
      <text:p text:style-name="P67">– Конечно, моя хорошая...</text:p>
      <text:p text:style-name="P67"/>
      <text:p text:style-name="P45">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5"/>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5">–<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5">– Ты что, как-тя-там, впервые на базаре? Так таращишься по сторонам, как будто морковку с картохой впервые в жизни увидел.</text:p>
      <text:p text:style-name="P4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5">Я перегнулся через прилавок, стараясь рассмотреть кьютимарку кобылки. </text:p>
      <text:p text:style-name="P45">–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5">Так и есть! На крупе кобылки красовались три яблока. Вот только, блин, как её звали-то?</text:p>
      <text:p text:style-name="P45">– <text:s/>Прошу прощения, Аппл... Эппл... Эпплхэт?</text:p>
      <text:p text:style-name="P45">– Ща залеплю оплеуху. – мрачно процедила пони. – Мало того, что таращится, как василиск, так ещё и издевается!</text:p>
      <text:p text:style-name="P45">– Да ладно тебе, Эй-Джей! Вполне милое имя. – хихикнул дракончик с кукурузой, проходя мимо.</text:p>
      <text:p text:style-name="P45">Ага, вот!</text:p>
      <text:p text:style-name="P45">– Извините меня пожалуйста, Эй-Джей, просто мне показалось, что вы напоминаете одну мою знакомую.</text:p>
      <text:p text:style-name="P45">– Эй-Джей я для друзей! – сварливо заметила поняха, – А для всех остальных — тебя тоже! — Эпплджек.</text:p>
      <text:p text:style-name="P45">Блин, опять облажался. Как-то хреново начинается знакомство с Понивиллем.</text:p>
      <text:p text:style-name="P45">– Понял. А меня зовут Макс. Приятно было познакомиться, Эпплджек.</text:p>
      <text:p text:style-name="P45">Я повернулся было уходить.</text:p>
      <text:p text:style-name="P45">– Э-э-э… Макс?</text:p>
      <text:p text:style-name="P45">– Да? – я повернулся обратно.</text:p>
      <text:p text:style-name="P45">Поняха водила копытом по прилавку. Надвинутая на лоб шляпа скрывала выражение мордочки. </text:p>
      <text:p text:style-name="P4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5">Я вернулся к прилавку.</text:p>
      <text:p text:style-name="P4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5">– Сколько стоят вот эти? – указал я на пирамидку красных яблок размером с <text:span text:style-name="T1">четверть</text:span> арбуза каждое.</text:p>
      <text:p text:style-name="P45">– Ред <text:span text:style-name="T1">Гала</text:span>? Две серебряшки.</text:p>
      <text:p text:style-name="P45">– Куча?</text:p>
      <text:p text:style-name="P45"><text:soft-page-break/>– Ну ты даёшь! – хмыкнула Эпплджек. – Даже не смешно.</text:p>
      <text:p text:style-name="P45">– Неужели штука?</text:p>
      <text:p text:style-name="P45">Поня<text:span text:style-name="T1">х</text:span>а выпрыгнула из-за прилавка и смерила меня долгим взглядом.</text:p>
      <text:p text:style-name="P45">–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5">Я улыбнулся и кивнул в ответ. Ситуация начала выправляться.</text:p>
      <text:p text:style-name="P45">–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5">– А сколько стоит вот это? – указал я на небольшую прикрытую от солнца мешковиной баночку с содержимым удивительной радужной расцветки.</text:p>
      <text:p text:style-name="P4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5">Поняшка набрала ложечку джема и предложила мне. </text:p>
      <text:p text:style-name="P4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5">– Это просто восхитительно! Чудесно! Никогда такого не пробовал! И даже представить не мог, что такая вкуснотень существует!</text:p>
      <text:p text:style-name="P45">Эпплджек просто расцвела от моих дифирамбов.</text:p>
      <text:p text:style-name="P45">– Тебе, сахарок, как гостю города, сделаю скидку. Забирай за шестьдесят. Раньше меньше чем золотой не отдавала.</text:p>
      <text:p text:style-name="P45">Расплачиваясь, я спросил:</text:p>
      <text:p text:style-name="P45">– Ты, случаем, не знаешь, как пройти к городской библиотеке?</text:p>
      <text:p text:style-name="P45">Эпплджек, вскинув копыто ко лбу, запричитала:</text:p>
      <text:p text:style-name="P4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5">Тут Эпплджек прервалась и что есть силы замахала кому-то:</text:p>
      <text:p text:style-name="P45">– Рэр! Эй! Рэр! Давай к нам!</text:p>
      <text:p text:style-name="P4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5"><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5">– Эпплджек! Сколько можно повторять: модельер, а не рукодельница! Проведу, конечно. – устало произнесла Рэрити.</text:p>
      <text:p text:style-name="P45">– А какая разница? – беспечно махнула копытом Эпплджек, не обращая внимание на нахмурившуюся единорожку. – Шмотки — они и в Эппллузе шмотки.</text:p>
      <text:p text:style-name="P45">– Разница, как если бы тебя вместо огородницы назвали… ммм… <text:s/>реднеком. Пойдёмте, Макс.</text:p>
      <text:p text:style-name="P4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5">– Огородница!.. Ишь, чего выдумала! По мне, так уж лучше “реднек”, чем “огородница”! – слышалось бурчание Эпплджек нам вдогонку.</text:p>
      <text:p text:style-name="P45">Единорожка с серьёзным видом завела меня за угол и только после этого звонко расхохоталась.</text:p>
      <text:p text:style-name="P45">– Я думал, вы друзья. – заметил я.</text:p>
      <text:p text:style-name="P4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5">– Буду только рад. Сам бы предложил, да не успел.</text:p>
      <text:p text:style-name="P4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5">– Не сомневаюсь. Мы в конце-концов неплохо поладили и она даже сделала мне скидку на вольт-яблочн<text:span text:style-name="T1">ый</text:span> джем.</text:p>
      <text:p text:style-name="P45">– А почём продала, если не секрет?</text:p>
      <text:p text:style-name="P45">– За шестьдесят бит.</text:p>
      <text:p text:style-name="P4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5">Единорожка чуть не подпрыгивала от любопытства. Заметив мою отвалившуюся челюсть, она вновь рассмеялась.</text:p>
      <text:p text:style-name="P4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5">– От недосыпа. – перебил я Рэрити. – Красные от недосыпа глаза я не спутаю ни с чем. Сам такие двадцать лет наблюдал в зеркале.</text:p>
      <text:p text:style-name="P4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5">Мы остановились перед деревом.</text:p>
      <text:p text:style-name="P45">Даже не так. </text:p>
      <text:p text:style-name="P45">Мы остановились перед ДЕРЕВОМ!</text:p>
      <text:p text:style-name="P4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5">Единорожка удалилась, оставив <text:span text:style-name="T1">после себя лёгкий запах жасмина.</text:span></text:p>
      <text:p text:style-name="P45"><text:soft-page-break/></text:p>
      <text:h text:style-name="Heading_20_2" text:outline-level="2">11. Библиотека Золотого Дуба</text:h>
      <text:p text:style-name="P45"/>
      <text:p text:style-name="P45">– Э-э-э… Добрый день?</text:p>
      <text:p text:style-name="P4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5">Йопт! Ещё один Шерлок Холмс на мою голову!</text:p>
      <text:p text:style-name="P45">–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5">Твайлайт аж затопала на месте.</text:p>
      <text:p text:style-name="P45">–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5">...</text:p>
      <text:p text:style-name="P45">– И оборудовать подвал библиотеки бронекапсулой для безопасных испытаний!</text:p>
      <text:p text:style-name="P45"><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6">***</text:p>
      <text:p text:style-name="P45"/>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5"><text:span text:style-name="T11">– Вот ещё! </text:span>– возмутился дракончик. – Никогда на такое не соглашусь!</text:p>
      <text:p text:style-name="P55"><text:soft-page-break/>–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5"/>
      <text:p text:style-name="P4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5">Со слов Луны, оболочка реальности истончилась и начала прорываться. И первой она начала рваться во снах, где она и так тонка.</text:p>
      <text:p text:style-name="P4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5">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5">&lt;Seal — Amazing <text:span text:style-name="T1">(T</text:span><text:span text:style-name="T11">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4">Я остановилась перед дверью. Четыре ярда брони отделяли меня от Эквестрии. Четыре ярда и двадцать пять лет.</text:p>
      <text:p text:style-name="P24"><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5">Я прошла сквозь дверь.</text:p>
      <text:p text:style-name="P5"><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3">***</text:p>
      <text:p text:style-name="P1"/>
      <text:p text:style-name="P67">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5">&lt;<text:span text:style-name="T68">d.notive — Talking Flight</text:span>&gt;</text:p>
      <text:p text:style-name="P67">Дата: 12.04.1003 А.С.</text:p>
      <text:p text:style-name="P67">Эксперимент: заклинание Воплощения Индрэ</text:p>
      <text:p text:style-name="P67">Испытуемая: Рэрити</text:p>
      <text:p text:style-name="P67"><text:soft-page-break/>Синопсис: запись сна со слов испытуемой</text:p>
      <text:p text:style-name="P67">Замечания: замечаний нет</text:p>
      <text:p text:style-name="P67"/>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49">чёрный экран?</text:span></text:p>
      <text:p text:style-name="P52"/>
      <text:p text:style-name="P57">***</text:p>
      <text:p text:style-name="P55"/>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
      <text:p text:style-name="P67">Дата: 12.04.1003 А.С.</text:p>
      <text:p text:style-name="P67">Эксперимент: заклинание Воплощения Индрэ</text:p>
      <text:p text:style-name="P67"><text:soft-page-break/>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3">***</text:p>
      <text:p text:style-name="P1"/>
      <text:p text:style-name="P24">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2"/>
      <text:h text:style-name="Heading_20_2" text:outline-level="2">12. День сурка</text:h>
      <text:p text:style-name="P16">&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ли?</text:p>
      <text:p text:style-name="P5">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5">– Эээ! Это что же получается? Выходит, зря я яблоки <text:span text:style-name="T1">притащила</text:span>? Нам же не сидр нужен?</text:p>
      <text:p text:style-name="P4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p>
      <text:p text:style-name="P55"/>
      <text:p text:style-name="P55">–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5"><text:span text:style-name="T11">– Если </text:span>только <text:span text:style-name="T11">их правильно вызывают. – </text:span>пробурчал Спайк, возвращаясь в корзинку.</text:p>
      <text:p text:style-name="P43"><text:span text:style-name="T11">–</text:span> <text:span text:style-name="T1">Эмм. </text:span>Что он имел ввиду?</text:p>
      <text:p text:style-name="P4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3"><text:span text:style-name="T11">– </text:span><text:span text:style-name="T1">Да, завершилось всё препаршиво. Принцесса Луна сказала, лучше бы её обратно на Луну закинули.</text:span></text:p>
      <text:p text:style-name="P43"><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3"><text:span text:style-name="T11">– </text:span><text:span text:style-name="T1">Хм. Нет.</text:span></text:p>
      <text:p text:style-name="P43"><text:span text:style-name="T11">– </text:span><text:span text:style-name="T1">А друзья?</text:span></text:p>
      <text:p text:style-name="P4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1">– </text:span>Привет, Эй-Джей! У тебя проблемы?</text:p>
      <text:p text:style-name="P55"><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1">–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1">–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pan text:style-name="T11">– Г</text:span>отово. Принимай работу, хозяйка!</text:p>
      <text:p text:style-name="P55">Эпплджек стиснула меня в сокрушающих объятиях.</text:p>
      <text:p text:style-name="P55"><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1">–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1">–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1">– </text:span>Свободно? <text:span text:style-name="T11">– </text:span>спросил я у единственной пони, сидящей за столиком.</text:p>
      <text:p text:style-name="P55"><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5"><text:span text:style-name="T11">– <text:s/></text:span>Пирог с грибами, яишницу и чизкейк<text:span text:style-name="T11"> – </text:span>сообщил я подошедшей официантке.</text:p>
      <text:p text:style-name="P55"><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5"><text:span text:style-name="T11">–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1">– </text:span>Вы, наверное, ждёте кого-то?</text:p>
      <text:p text:style-name="P58"><text:span text:style-name="T11">– </text:span>Неа.</text:p>
      <text:p text:style-name="P58"><text:span text:style-name="T11">– </text:span>Просто обедаете?</text:p>
      <text:p text:style-name="P58"><text:span text:style-name="T11">– </text:span>Неа.</text:p>
      <text:p text:style-name="P58"><text:span text:style-name="T11">– </text:span>Просто сидите и мрачно смотрите на меня?</text:p>
      <text:p text:style-name="P58"><text:span text:style-name="T11">– </text:span>Неа.</text:p>
      <text:p text:style-name="P58">Хм, а эта пони не из разговорчивых. Ну ладно.</text:p>
      <text:p text:style-name="P58"><text:span text:style-name="T11">– </text:span>А что же вы делаете?</text:p>
      <text:p text:style-name="P58"><text:span text:style-name="T11">– </text:span>Веселюсь. <text:span text:style-name="T11">– </text:span>мрачно заявила пони.</text:p>
      <text:p text:style-name="P58"><text:span text:style-name="T11">– </text:span>Если я вас достал, то так и скажите. Извините.</text:p>
      <text:p text:style-name="P58"><text:soft-page-break/>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11">– </text:span>Привет, Анон!</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1">– </text:span>Мы с вами раньше встречались?</text:p>
      <text:p text:style-name="P58"><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1">– </text:span>Оставь, Салвер.<text:span text:style-name="T11"> </text:span>Ему за счёт заведения.</text:p>
      <text:p text:style-name="P55"><text:span text:style-name="T11">– </text:span>Ясно, мисс Пинки. <text:span text:style-name="T11">– </text:span>официантка кивнула и ушла.</text:p>
      <text:p text:style-name="P55"><text:span text:style-name="T11">– Ч</text:span>его-о-о?<text:span text:style-name="T11"> </text:span>Так это твой бар?</text:p>
      <text:p text:style-name="P55"><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5"><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1">– </text:span>У меня есть идея получше. <text:span text:style-name="T11">– </text:span>на свет показалась фляга Большого Макинтоша.</text:p>
      <text:p text:style-name="P55"><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1">– </text:span>Починил телегу. Только молчок про самогон, раз уж ты в курсе. <text:span text:style-name="T11">– </text:span>я разлил сидр по чашкам.</text:p>
      <text:p text:style-name="P55"><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1">–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1">– </text:span>Эммм... Скажи-ка мне, мой друг П-п-пинки... Легенда про фаэри <text:span text:style-name="T15">— </text:span><text:span text:style-name="T69">эт правда?</text:span></text:p>
      <text:p text:style-name="P55"><text:span text:style-name="T15">– </text:span><text:span text:style-name="T69">Какая из? Их много, вообще-то. Ик!</text:span></text:p>
      <text:p text:style-name="P55"><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5"><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5"><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5"><text:span text:style-name="T15">– </text:span><text:span text:style-name="T69">Пока не умру?</text:span></text:p>
      <text:p text:style-name="P55"><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9"><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9"><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9"><text:span text:style-name="T11">– </text:span>У нас?</text:p>
      <text:p text:style-name="P59"><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1">– </text:span>Стооой! <text:span text:style-name="T11">– </text:span>заорал я. <text:span text:style-name="T11">– </text:span>Выпрыгивай из бочки!!!</text:p>
      <text:p text:style-name="P59">Кобылка-пилот улыбнулась и постукала копытцем по шлему, показывая, что не слышит меня.</text:p>
      <text:p text:style-name="P59"><text:span text:style-name="T11">– </text:span>Выпрыгивааа... <text:span text:style-name="T11">–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1">– </text:span>Смотри, вот те и ответ на вопрос, куда деваются пони!</text:p>
      <text:p text:style-name="P59"><text:span text:style-name="T11">– </text:span>Где? <text:span text:style-name="T11">– </text:span>единорожка начала оглядываться.</text:p>
      <text:p text:style-name="P59"><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9"><text:span text:style-name="T11">– </text:span>И что? Я всё равно не пойму, куда пони деваются? И куда пропала Скуталу?</text:p>
      <text:p text:style-name="P59"><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text:soft-page-break/></text:p>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5"/>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1">P.S. Н</text:span>е гневите мироздание воровством! <text:span text:style-name="T32">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9"/>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3. Мэйнхэттен</text:h>
      <text:p text:style-name="P91">ZZ Top – Gimme all your lovin</text:p>
      <text:p text:style-name="P91">Mothley Crue – Kick Start My Heart</text:p>
      <text:p text:style-name="P59"><text:soft-page-break/><text:span text:style-name="T11">–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1">– </text:span>Не отсылается. Глюк какой-то.</text:p>
      <text:p text:style-name="P5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9"><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9"><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0">***</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1">– </text:span>Это неправильно! <text:span text:style-name="T11">– </text:span>заявила Рэйнбоу Дэш, отвернувшись от окна.</text:p>
      <text:p text:style-name="P59"><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9"><text:span text:style-name="T11">– </text:span>Да я не про то! <text:span text:style-name="T11">– </text:span>отмахнулась пегаска. <text:span text:style-name="T11">– </text:span>Посмотри на поле.</text:p>
      <text:p text:style-name="P59"><text:span text:style-name="T11">– </text:span>И что? Поле как поле.</text:p>
      <text:p text:style-name="P59"><text:span text:style-name="T11">– </text:span>Оно не убрано. <text:span text:style-name="T11">– </text:span>мрачно ответила пегаска. <text:span text:style-name="T11">–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11">– </text:span>У самого посёлка поля убраны. Наверняка дойдёт дело и до остальных.</text:p>
      <text:p text:style-name="P59"><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1">– </text:span>Спасибо, но от пинкиных плюшек у меня фланки округляются.</text:p>
      <text:p text:style-name="P59"><text:span text:style-name="T11">– </text:span>Да ладно тебе, Рэйнбоу Дэш! От одной не округлятся.</text:p>
      <text:p text:style-name="P59"><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1"> </text:span>Как будто…</text:p>
      <text:p text:style-name="P59"><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1">–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1">– </text:span>Леди и джентльпони! Просьба не паниковать! Поезд дальше не идёт: впереди провал! <text:span text:style-name="T11">– </text:span>крикнул проводник.</text:p>
      <text:p text:style-name="P59"><text:span text:style-name="T11">– </text:span>Какой ещё, в дышло, провал? Я проезжал тут два дня назад!</text:p>
      <text:p text:style-name="P59"><text:span text:style-name="T11">– </text:span>Безобразие! Верните мне деньги за билет!</text:p>
      <text:p text:style-name="P59"><text:span text:style-name="T11">– </text:span>Как вы смеете! Я опоздаю в порт! <text:s/><text:span text:style-name="T11">–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1">– </text:span>Дэш, нам надо на ту сторону.</text:p>
      <text:p text:style-name="P59"><text:span text:style-name="T11">– </text:span>Нет проблем. Я могу тебя перенести.</text:p>
      <text:p text:style-name="P59">Я с сомнением посмотрел на пегаску. Дэш в холке была мне по пояс.</text:p>
      <text:p text:style-name="P59"><text:span text:style-name="T11">– </text:span>Ты точно в этом уверена?</text:p>
      <text:p text:style-name="P5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9">Мля.</text:p>
      <text:p text:style-name="P59"><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 Ёбаная Селестия!</text:p>
      <text:p text:style-name="P59"><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1">– </text:span>Я чувствую, что только что упустил отличную возможность отлить на вселенную!</text:p>
      <text:p text:style-name="P59"><text:soft-page-break/></text:p>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9"><text:span text:style-name="T11">– </text:span>Удостоверение личности предъявлять? <text:span text:style-name="T11">– </text:span>осведомился я.</text:p>
      <text:p text:style-name="P59"><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9">Дэш, ни слова не говоря, прислонила ухо к двери.</text:p>
      <text:p text:style-name="P59"><text:span text:style-name="T11">– </text:span>Будешь смеяться, но именно этим он и занят. Вызывает полицию по телефону. <text:span text:style-name="T11">– </text:span>сообщила пегаска.</text:p>
      <text:p text:style-name="P59"><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1">– </text:span>Сколько у нас времени?</text:p>
      <text:p text:style-name="P59">Дэш почесала в затылке.</text:p>
      <text:p text:style-name="P59"><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1">– </text:span>Тогда давай сначала обыщем контору. Если уж полиция всё равно едет сюда, так пусть у них хотя бы будет повод!</text:p>
      <text:p text:style-name="P59"/>
      <text:p text:style-name="P60">***</text:p>
      <text:p text:style-name="P59"/>
      <text:p text:style-name="P59">Разумеется, полиция приехала, как только мы обнаружили эти чёртовы резонаторы — иначе ж и быть не могло!</text:p>
      <text:p text:style-name="P59"/>
      <text:p text:style-name="P59">…</text:p>
      <text:p text:style-name="P59"/>
      <text:p text:style-name="P59">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9">Снаружи послышался вой сирены и цокот множества копыт.</text:p>
      <text:p text:style-name="P59"><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1">– </text:span>Это твои двадцать минут? <text:span text:style-name="T11">– </text:span>возмутился я. <text:span text:style-name="T11">– </text:span>Да ещё и десяти не прошло!</text:p>
      <text:p text:style-name="P59">Дэш вымучено скривилась.</text:p>
      <text:p text:style-name="P59"><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9">Я разбил топором стеклянные дверцы прибора и вытащил рубины.</text:p>
      <text:p text:style-name="P59"><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1">– </text:span>Ну уж фигушки. Я тебя тут не оставлю.</text:p>
      <text:p text:style-name="P59"><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1">– Н</text:span>е тупи! <text:span text:style-name="T11">– </text:span>упрямо мотнула головой пегаска. <text:span text:style-name="T11">–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oft-page-break/><text:span text:style-name="T11">– </text:span>Быстро за мной! <text:span text:style-name="T11">–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1">– Ю-</text:span>хууу<text:span text:style-name="T11">!!!</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1">–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1">– </text:span>Макс, подвинься!</text:p>
      <text:p text:style-name="P59">Пегаска оттеснила меня крупом и повернулась к двери задом.</text:p>
      <text:p text:style-name="P59"><text:span text:style-name="T11">–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1">– </text:span>Ты чего на меня так уставился? <text:span text:style-name="T11">– </text:span>подозрительно спросила пегаска.</text:p>
      <text:p text:style-name="P59"><text:span text:style-name="T11">– </text:span>Да так… Не ожидал, что ты такая…</text:p>
      <text:p text:style-name="P59"><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1">– </text:span>Ты! Не! По! Нял! Те! Бе! Не! Льзя! Тут! Ос! Та! ВАТЬСЯ!!! <text:span text:style-name="T11">–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oft-page-break/><text:span text:style-name="T11">– </text:span>Ты чего делаешь??! Пипец,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9">Некоторое время было тихо. Потом хлопнули ставни и чей-то сонный голос недовольно пробормотал:</text:p>
      <text:p text:style-name="P59"><text:span text:style-name="T11">–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1">–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1">– </text:span>Так-так, посмотрим, что тут у нас. Ага. Гм. Это наверняка тот монстр-примат,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11">– </text:span>А это у нас кто? Гмм. Пегаска. Вот так раз! Рэйнбоу Дэш! Какими судьбами?</text:p>
      <text:p text:style-name="P59"><text:span text:style-name="T11">– </text:span>ТРИКСИ! <text:span text:style-name="T11">– <text:s/></text:span>фейсхуфнула Дэш. <text:span text:style-name="T11">– </text:span>Во имя Селестии, ЧТО ты тут делаешь?!!</text:p>
      <text:p text:style-name="P59"><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9"><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9"><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1">– </text:span>Ей ведь нельзя рассказывать, да?</text:p>
      <text:p text:style-name="P59"><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1">– </text:span>ОГО!</text:p>
      <text:p text:style-name="P59">Единорожка аж уселась на крыльцо от удивления.</text:p>
      <text:p text:style-name="P59"><text:span text:style-name="T11">– </text:span>Представлем себе, ЧТО вы скрываете, если ты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1">– </text:span>Мы приняли решение не выдавать вас полиции в обмен на то, что вы расскажете нам о вашей секретной миссии!</text:p>
      <text:p text:style-name="P59"><text:span text:style-name="T11">– </text:span>Не пойдёт! <text:span text:style-name="T11">– </text:span>заявил я. <text:span text:style-name="T11">– </text:span>Я уже сказал, что это тайна. Мне добавить нечего.</text:p>
      <text:p text:style-name="P59"><text:span text:style-name="T11">– </text:span>Да неужели? <text:span text:style-name="T11">– </text:span>захлопала ресницами Трикси. <text:span text:style-name="T11">–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
      <text:p text:style-name="P59">…</text:p>
      <text:p text:style-name="P48"/>
      <text:p text:style-name="P59"><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9"><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1">– </text:span>Стой! Что ты там сказала о Селестии?</text:p>
      <text:p text:style-name="P59">Трикси молча левитировала мне газеты с трюмо.</text:p>
      <text:p text:style-name="P59">…</text:p>
      <text:p text:style-name="P59">Фак! Фак-фак-фак!!!</text:p>
      <text:p text:style-name="P59">«<text:span text:style-name="T32">Исчезновение дневной главы диархии: Эквестрия в панике!</text:span>» (статья двухдневной давности).</text:p>
      <text:p text:style-name="P59">«<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9"><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9">«<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8">– <text:span text:style-name="T1">ОНИ ЧТО, ШУТОК НЕ ПОНИМАЮТ?!! </text:span>– <text:span text:style-name="T1">заорал я наконец. </text:span>– <text:span text:style-name="T1">Нашли пониеда, ёбнутые пони!!!</text:span></text:p>
      <text:p text:style-name="P59"><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1">–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text:soft-page-break/>Трижды дерьмо!!! Я забыл, что для проведения эксперимента, нам нужна помощь Селестии!</text:p>
      <text:p text:style-name="P59"/>
      <text:p text:style-name="P7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37">МУ-ХА-ХА!</text:p>
      <text:p text:style-name="P37">Кажется, я знаю, как показать фак провидению! <text:span text:style-name="T11">Show must go on!</text:span></text:p>
      <text:p text:style-name="P59">Я улыбнулся и помахал пегаске рукой, показывая, что в норме. Дэш облегчённо выдохнула.</text:p>
      <text:p text:style-name="P48">– <text:span text:style-name="T1">Так что, мы свободны? </text:span>– <text:span text:style-name="T1">спросил я, поднимаясь с пола.</text:span></text:p>
      <text:p text:style-name="P48">– <text:span text:style-name="T1">О, да! Великая и могучая Трикси держит слово!</text:span></text:p>
      <text:p text:style-name="P59">Единорожка задумалась и продолжила:</text:p>
      <text:p text:style-name="P4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8">&lt;<text:span text:style-name="T73">David Bowie - Lets Dance/ Ashes To Ashes</text:span></text:p>
      <text:p text:style-name="P48"><text:span text:style-name="T73">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text:soft-page-break/>–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0">***</text:p>
      <text:p text:style-name="P59"/>
      <text:p text:style-name="P59">Три дня спустя…</text:p>
      <text:p text:style-name="P59"/>
      <text:p text:style-name="P59">«<text:span text:style-name="T32">Добро пожаловать в Груммингтон! Вам здесь рады!</text:span></text:p>
      <text:p text:style-name="P59"><text:span text:style-name="T32">Население города </text:span><text:span text:style-name="T74">302 пони</text:span><text:span text:style-name="T32">.</text:span></text:p>
      <text:p text:style-name="P59"><text:span text:style-name="T74">250 пони</text:span><text:span text:style-name="T32">.</text:span></text:p>
      <text:p text:style-name="P59"><text:span text:style-name="T74">125 поней</text:span><text:span text:style-name="T32">.</text:span></text:p>
      <text:p text:style-name="P59"><text:span text:style-name="T32">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text:soft-page-break/>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 Ы-ы-ы!!!»</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text:soft-page-break/>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text:soft-page-break/>– Хорошая… ммм… сказка… – пробормотала пегаска сонно. Зевнув во весь рот она потянулась и, прижавшись к моей ноге, заснула.</text:p>
      <text:p text:style-name="P5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74">37 пни</text:span></text:p>
      <text:p text:style-name="P77">24пн</text:p>
      <text:p text:style-name="P77">15</text:p>
      <text:p text:style-name="P59"><text:span text:style-name="T32">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9">«<text:span text:style-name="T32">Добро пожаловать в Груммингтон! Вам здесь рады!</text:span></text:p>
      <text:p text:style-name="P59"><text:span text:style-name="T32">Население города </text:span><text:span text:style-name="T74">302 пони</text:span><text:span text:style-name="T32">.</text:span></text:p>
      <text:p text:style-name="P59"><text:span text:style-name="T74">250 пони</text:span><text:span text:style-name="T32">.</text:span></text:p>
      <text:p text:style-name="P59"><text:span text:style-name="T74">125 поней</text:span><text:span text:style-name="T32">.</text:span></text:p>
      <text:p text:style-name="P59"><text:span text:style-name="T32">54 паня.</text:span>»</text:p>
      <text:p text:style-name="P5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11">&lt;</text:span><text:span text:style-name="T62">Metallica-Enter Sandman</text:span><text:span text:style-name="T11">&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4"/>
      <text:p text:style-name="P64">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48">&lt;<text:span text:style-name="T61">Kiss – I Was Made For Lovin’ You</text:span>&gt;</text:p>
      <text:p text:style-name="P59">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text:soft-page-break/>–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уже виж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
      <text:p text:style-name="P59">…</text:p>
      <text:p text:style-name="P59"/>
      <text:p text:style-name="P70"><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70"/>
      <text:p text:style-name="P59">…</text:p>
      <text:p text:style-name="P59"/>
      <text:p text:style-name="P59">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text:soft-page-break/>–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11">–</text:span> А какой у тебя там был образ жизни?</text:p>
      <text:p text:style-name="P59"><text:span text:style-name="T11">–</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11">–</text:span> Дискордовы яйца! Ты сидел в тюрьме? За что тебя посадили?</text:p>
      <text:p text:style-name="P59"><text:span text:style-name="T11">–</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4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2"><text:span text:style-name="T1">–</text:span> Вряд ли меня так можно называть. Очень далёкие параллели. <text:span text:style-name="T1">И у</text:span> нас совсем нет магии.</text:p>
      <text:p text:style-name="P59"><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
      <text:p text:style-name="P60">***</text:p>
      <text:p text:style-name="P59"/>
      <text:p text:style-name="P59">Два дня спустя…</text:p>
      <text:p text:style-name="P59"/>
      <text:p text:style-name="P59">Мы стояли на берегу Седлового озера. Дэш озадаченно осматривалась.</text:p>
      <text:p text:style-name="P6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1">–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1">Пегаска <text:span text:style-name="T11">сконфужено</text:span> заметила:</text:p>
      <text:p text:style-name="P61">– Я в этих краях впервые. И обычно я путешествую по воздуху или поездом.</text:p>
      <text:p text:style-name="P6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61">– Ну что, отправляемся? – Дэш свеслилась с носа, глядя в зеленоватую воду. – Как лодку назовёшь, кэп?</text:p>
      <text:p text:style-name="P61">– «Две банки». – буркнул я.</text:p>
      <text:p text:style-name="P49"/>
      <text:p text:style-name="P49">…</text:p>
      <text:p text:style-name="P49">&lt;<text:bookmark text:name="eow-title"/><text:span text:style-name="T65">Haddaway - What is love </text:span>&gt;</text:p>
      <text:p text:style-name="P6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1">– Макс. – прервала ход моих мыслей пегаска. – Наш путь заканчивается. В Понивилле мы расстанемся. Ты ничего не хочешь сказать?</text:p>
      <text:p text:style-name="P61">– Что именно? – вопрос застал меня врасплох. Я прекратил грести и обернулся.</text:p>
      <text:p text:style-name="P61">– Ну… – пегаска смутилась. – Что у тебя на душе? Какие чувства? Ты правда совсем-совсем ничего не хочешь мне сказать?</text:p>
      <text:p text:style-name="P61">– Да вроде нет. Ни о чём не думал вообще.</text:p>
      <text:p text:style-name="P6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1">– Значит, тебе нечего мне сказать? Тогда я скажу! Ты врёшь, что ни о чём не думал! Ты опять думал о ней!</text:p>
      <text:p text:style-name="P61">– О ком?</text:p>
      <text:p text:style-name="P6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1">Та-а-ак! Вот в чём дело, лягать меня в пузо! Пегаска ревнует! Какого хера? <text:span text:style-name="T75">Я не давал ей повода!</text:span></text:p>
      <text:p text:style-name="P61">– Это не твоё дело! – рявкнул я.</text:p>
      <text:p text:style-name="P61">– Ах, не моё?! Не моё после побега из центра Псинтела?! Не моё после обнимашек в фургоне?! Не моё после трассы 52?!! Ты… Ты…</text:p>
      <text:p text:style-name="P6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1">–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61">С каждой фразой пегаска всё сильнее топала ногой. Последнюю фразу она завершила сокрушительным фумикоми.</text:p>
      <text:p text:style-name="P61">КРАК!</text:p>
      <text:p text:style-name="P61">– Ой! – пегаска поспешно отдёрнула ногу. Но было поздно.</text:p>
      <text:p text:style-name="P6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1">– Оставь меня в покое! Мне не нужна твоя помощь!!!</text:p>
      <text:p text:style-name="P6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1">Приволочив меня на берег, Дэш разжала зубы. Я успел перевернуться на спину, когда она со стоном повалилась на меня, раскинув крылья.</text:p>
      <text:p text:style-name="P61"><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1"><text:span text:style-name="T11">– </text:span>Выф-выф-вуф! <text:span text:style-name="T11">– </text:span>возразил я.</text:p>
      <text:p text:style-name="P61">Отпихнув от лица живот пегаски и выплюнув шерсть, я продолжил.</text:p>
      <text:p text:style-name="P61"><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1"><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1">Я молчал, осмысливая услышанное. Злость ушла. Пришла печаль.</text:p>
      <text:p text:style-name="P61"><text:span text:style-name="T11">– </text:span>Дэш, я знаю. Просто не могу о ней забыть.</text:p>
      <text:p text:style-name="P61">Пегаска тяжело поднялась.</text:p>
      <text:p text:style-name="P61"><text:span text:style-name="T11">– </text:span>Везёт же некоторым. <text:span text:style-name="T11">– </text:span>пробормотала она, раскрывая крылья для просушки.</text:p>
      <text:p text:style-name="P61">…</text:p>
      <text:p text:style-name="P61"><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1">Я сидел на песке, прижимаясь спиной к спине пегаски. Её распахнутые крылья защищали меня от ветра.</text:p>
      <text:p text:style-name="P61"><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9"><text:soft-page-break/>– <text:span text:style-name="T1">Дэш… Ты же понимаешь, что я не люблю тебя?</text:span></text:p>
      <text:p text:style-name="P4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1"/>
      <text:h text:style-name="Heading_20_2" text:outline-level="2">16. <text:span text:style-name="T1">Понивилль. Фейс-контроль </text:span></text:h>
      <text:p text:style-name="P49">&lt;<text:span text:style-name="T61">Mothley Crue – Cickstart my heart</text:span>&gt;</text:p>
      <text:p text:style-name="P61">«<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1"/>
      <text:p text:style-name="P61">Я отложил стопку газет, принесенных пегаской.</text:p>
      <text:p text:style-name="P61"><text:span text:style-name="T11">–</text:span> Про меня таки забыли. Отлично.</text:p>
      <text:p text:style-name="P61"><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1"><text:span text:style-name="T11">–</text:span> Ого! Луна никак не уймется. Ладно, это её проблемы.</text:p>
      <text:p text:style-name="P61">К счастью, библиотека Понивилля располагалась на окраине. Пробраться туда под покровом сумерек было раз плюнуть.</text:p>
      <text:p text:style-name="P61"><text:span text:style-name="T11">– </text:span>Твайлайт, привет! Мы вернулись! <text:span text:style-name="T11">–</text:span> я захлопнул за собой дверь.</text:p>
      <text:p text:style-name="P6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1">Ни слова ни говоря, Твайлайт отперла дверь в подвал и потащила меня за собой.</text:p>
      <text:p text:style-name="P61"><text:span text:style-name="T11">– К</text:span>АКОГО ХУЯ?!! Твайлайт, ёб твою понимать, ты чё творишь? <text:span text:style-name="T11">– </text:span>я вцепился в ручку двери.</text:p>
      <text:p text:style-name="P61"><text:span text:style-name="T11">– </text:span>Твайли, ты чего? <text:span text:style-name="T11">– </text:span>брыкалась Дэш. <text:span text:style-name="T11">– </text:span>Немедленно опусти меня на пол!</text:p>
      <text:p text:style-name="P61"><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1"><text:soft-page-break/>ХРУСТЬ!</text:p>
      <text:p text:style-name="P61">Дверная ручка оторвалась с мясом и я продолжил низвержение в подвал.</text:p>
      <text:p text:style-name="P61"><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1"><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1">Я молча дёргался, пытаясь сломать браслеты.</text:p>
      <text:p text:style-name="P61"><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1">Единорожка отвернулась к стеклянному шкафу и стала рыться в нём.</text:p>
      <text:p text:style-name="P61"><text:span text:style-name="T11">– </text:span>Где-то он тут был, я же клала его сюда на прошлой неделе, после эксперимента с тыквой!</text:p>
      <text:p text:style-name="P6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1"><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1">Я снова распластался на столе, скованный браслетами. Твайлайт с безумными глазами склонилась надо мной. Рядом с ней парил скальпель.</text:p>
      <text:p text:style-name="P61"><text:span text:style-name="T11">– </text:span>Твайлайт, не смей! <text:span text:style-name="T11">– </text:span>хриплым от ужаса голосом прошептал я.</text:p>
      <text:p text:style-name="P61"><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1">Скальпель с огромной скоростью метнулся ко мне.</text:p>
      <text:p text:style-name="P61"><text:span text:style-name="T11">– </text:span>А-А-А-А-А-А!</text:p>
      <text:p text:style-name="P61">Вжик-вжие-вжик!</text:p>
      <text:p text:style-name="P61">Лоскутья одежды полетели на пол. Я лежал на столе как новорождённый и орал соответственно.</text:p>
      <text:p text:style-name="P61"><text:span text:style-name="T11">– О</text:span>у! <text:span text:style-name="T75">Что-то новенькое! </text:span>Это надо задокументировать.</text:p>
      <text:p text:style-name="P61">Невесть откуда взявшийся фотоаппарат сделал несколько снимков моего естества в разных ракурсах.</text:p>
      <text:p text:style-name="P61"><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61"><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1"><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1"><text:soft-page-break/><text:span text:style-name="T11">– </text:span>А если попроще?</text:p>
      <text:p text:style-name="P61"><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1">Твайлайт вытащила воронку из аппарата и приставила её к моей груди. За воронкой к ящику тянулся толстый гофрированный шланг.</text:p>
      <text:p text:style-name="P61"><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1"><text:span text:style-name="T11">– М</text:span>агнетрон вводит в резонанс только частицы магического субстрата. Тебе не о чём волноваться.</text:p>
      <text:p text:style-name="P6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1"><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1"/>
      <text:p text:style-name="P50">***</text:p>
      <text:p text:style-name="P50"/>
      <text:p text:style-name="P61"><text:span text:style-name="T11">– </text:span>А-А-А-А-А-А!!! Бля!</text:p>
      <text:p text:style-name="P61">Мой полёт сквозь усыпанную звёздами сине-зелёную мглу закончился столкновением с чем-то мягким.</text:p>
      <text:p text:style-name="P61"><text:span text:style-name="T11">– </text:span>Сестра???</text:p>
      <text:p text:style-name="P6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1"><text:span text:style-name="T11">– </text:span>А-А-А-А-А-А!!!</text:p>
      <text:p text:style-name="P61"/>
      <text:p text:style-name="P63">***</text:p>
      <text:p text:style-name="P63"/>
      <text:p text:style-name="P61">Две кляксы надо мной сформировались в Рэйнбоу Дэш и Твайлайт Спаркл. Пони озадаченно наблюдали за мной и тихо шушукались.</text:p>
      <text:p text:style-name="P61"><text:span text:style-name="T11">– </text:span>Никогда, слышишь, никогда больше не смей подымать меня...</text:p>
      <text:p text:style-name="P61"><text:span text:style-name="T11">– </text:span>Откуда я знала, что резонансное заклинание так среагирует на...</text:p>
      <text:p text:style-name="P61"><text:span text:style-name="T11">– М</text:span>акс? <text:span text:style-name="T11">– </text:span>пегаска заметила, что я открыл глаза. <text:span text:style-name="T11">– </text:span>Ты в порядке?</text:p>
      <text:p text:style-name="P61">Я издал нечто среднее между брачным рёвом лося и стоном умирающего слона.</text:p>
      <text:p text:style-name="P61"><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1"><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1"/>
      <text:p text:style-name="P61">…</text:p>
      <text:p text:style-name="P61"/>
      <text:p text:style-name="P6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1"><text:span text:style-name="T11">– </text:span>Итак, мы:</text:p>
      <text:p text:style-name="P61">а) Имеем резонаторные рубины для ускорителя.</text:p>
      <text:p text:style-name="P61">б) После исчезновения принцессы Селестиии, не имеем <text:s/>возможности контролировать усиленное ускорителем <text:s/>заклинание Индрэ.</text:p>
      <text:p text:style-name="P61">Это значит, что:</text:p>
      <text:p text:style-name="P61">а) Нам придётся пользоваться обычной версией заклинания. Вероятность успеха в этом случае я оцениваю как <text:s/>один к пяти.</text:p>
      <text:p text:style-name="P61">б) Или идти на большой риск и вызвать неконтролируемое усиленное заклинание.</text:p>
      <text:p text:style-name="P61">Во втором случае вероятность возникновения крупной энергомагической вспышки я оцениваю как один к трём.</text:p>
      <text:p text:style-name="P61"><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1"><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1"><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1">– Дорогая, каждый пони должен быть готов на всё во имя Эквестрии! Если, конечно, это не грязь под туалетным ковриком. – заявила Рэрити.</text:p>
      <text:p text:style-name="P61"><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1"><text:span text:style-name="T11">– </text:span>Тебе-то на Понивилль точно махать! <text:span text:style-name="T11">– </text:span>огрызнулась фермерша. <text:span text:style-name="T11">– Т</text:span>вой дом, поди, не зацепит.</text:p>
      <text:p text:style-name="P61"><text:span text:style-name="T11">– </text:span>Что ты сказала? А ну, повтори? <text:span text:style-name="T11">– </text:span>взвилась пегаска.</text:p>
      <text:p text:style-name="P61"><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1"><text:span text:style-name="T11">– </text:span>Ась?</text:p>
      <text:p text:style-name="P61"><text:span text:style-name="T11">– </text:span>Что?</text:p>
      <text:p text:style-name="P61"><text:span text:style-name="T11">– </text:span>Какой? <text:span text:style-name="T11">– </text:span>разом <text:span text:style-name="T11">о</text:span>бернулась ко мне компания.</text:p>
      <text:p text:style-name="P61"><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1"><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1"><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1"><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1"><text:span text:style-name="T11">– </text:span>Рэр, иногда лучше жевать, чем говорить. Вот честно!</text:p>
      <text:p text:style-name="P61"><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1"><text:span text:style-name="T11">– </text:span>Они лежали в нагрудном кармане рубашки.</text:p>
      <text:p text:style-name="P61">Твайлайт отвлеклась от доски.</text:p>
      <text:p text:style-name="P61"><text:span text:style-name="T11">– В р</text:span>убашке? Я послала вниз Спайка прибраться. Те лохмотья тлели после вспышки... Спа-а-айк!!!</text:p>
      <text:p text:style-name="P61">Дракончик поднялся по лестнице с веником в одной лапе и мусорным пакетом в другой. Он был весь перемазан сажей и что-то торопливо жевал.</text:p>
      <text:p text:style-name="P61"><text:span text:style-name="T11">– </text:span>Вот, прибрался малёхо. Но с потолка сажу ещё не успел счистить, там стремянка нужна.</text:p>
      <text:p text:style-name="P61"><text:span text:style-name="T11">– </text:span>Спайки-Вайки, не выкидывай одежду, пожалуйста. В ней должны быть рубины.</text:p>
      <text:p text:style-name="P61"><text:span text:style-name="T11">– </text:span>Какие ещё рубины? <text:span text:style-name="T11">– </text:span>переспросил Спайк и зажевал быстрее.</text:p>
      <text:p text:style-name="P61"><text:span text:style-name="T11">–</text:span> Резонаторные! <text:span text:style-name="T11">–</text:span> холодея, ответил я. <text:span text:style-name="T11">– </text:span>В кармане рубашки должны лежать четыре кристалла.</text:p>
      <text:p text:style-name="P61"><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8"/>
      <text:p text:style-name="P61">…</text:p>
      <text:p text:style-name="P61"/>
      <text:p text:style-name="P61"><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1"><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1">Подушка отогнулась и в прямоугольнике света показалась голова Пинки.</text:p>
      <text:p text:style-name="P61"><text:span text:style-name="T11">– </text:span>Макс. Ты сейчас правильный, или нет?</text:p>
      <text:p text:style-name="P61"><text:span text:style-name="T11">– </text:span>Макс, ты как? Тебе уже лучше? <text:span text:style-name="T11">– </text:span>в прямоугольнике появилась голова Рэйнбоу Дэш.</text:p>
      <text:p text:style-name="P61"><text:span text:style-name="T11">– </text:span>Фигурально выражаясь, ты в себе? <text:span text:style-name="T11">– </text:span>вклинилась между ними Твайлайт Спаркл.</text:p>
      <text:p text:style-name="P61"><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61">Я отдышался. Поняхи участливо смотрели на меня, выискивая признаки успокоения.</text:p>
      <text:p text:style-name="P61"><text:span text:style-name="T11">– </text:span>Отпустите. Я уже правильный. <text:span text:style-name="T11">– </text:span>наконец произнёс я.</text:p>
      <text:p text:style-name="P61">Пинки, Дэш и Твайлайт слезли с горки подушек, наваленных на меня после эмоционального взрыва. Эпплджек встала с ног.</text:p>
      <text:p text:style-name="P61"><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1"><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1"><text:span text:style-name="T11">– </text:span>Спайк!!! Немедленно... <text:s/>сбегай в лавку к Кейкам за выпечкой! Нам всем нужно успокоиться.</text:p>
      <text:p text:style-name="P61"><text:span text:style-name="T11">– </text:span>Уже бегу!</text:p>
      <text:p text:style-name="P61"/>
      <text:p text:style-name="P63">***</text:p>
      <text:p text:style-name="P61"/>
      <text:p text:style-name="P6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1"><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1"><text:span text:style-name="T11">– </text:span>Не беспокойся, всё просчитано. Я уверена, я подчёркиваю, абсолютно уверена в безопасности эксперимента!</text:p>
      <text:p text:style-name="P61"><text:span text:style-name="T11">– </text:span>Ой, чего-то мне нехорошо становится, когда ты так говоришь...</text:p>
      <text:p text:style-name="P61"><text:span text:style-name="T11">– </text:span>Девочки, приготовились! Начинаю обратный отсчёт! Десять! Девять! Восемь! Семь!</text:p>
      <text:p text:style-name="P61">Гудение синхрофазотрона усилилось. Картинка у меня перед глазами поплыла.</text:p>
      <text:p text:style-name="P61"><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1">Картинка у меня перед глазами выключилась.</text:p>
      <text:p text:style-name="P61"/>
      <text:h text:style-name="Heading_20_2" text:outline-level="2">17. <text:span text:style-name="T1">Откровение</text:span></text:h>
      <text:p text:style-name="P49">&lt;<text:span text:style-name="T61">Mission Impossible theme</text:span>&gt;</text:p>
      <text:p text:style-name="P6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1">Я вглядываюсь в него.</text:p>
      <text:p text:style-name="P6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1">Я перехожу провал.</text:p>
      <text:p text:style-name="P6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1">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61"><text:soft-page-break/>Мириады пульсирующих нитей сходятся к центру комнаты, где на матрасе лежит обтянутый шкурой скелет аликорна.</text:p>
      <text:p text:style-name="P61">Я осторожно пересекаю комнату и захлопываю двери на балкон.</text:p>
      <text:p text:style-name="P61"><text:span text:style-name="T11">– </text:span>А-а-а, ты всё-таки пришёл… <text:span text:style-name="T11">– </text:span>шелестит скрипучий голос за моей спиной.</text:p>
      <text:p text:style-name="P6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1"><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1"><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1"><text:span text:style-name="T11">– </text:span>ТЫ НИЧЕГО НЕ УЗНАЕШЬ!!!</text:p>
      <text:p text:style-name="P6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1"><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1">Луна закашливается едким смехом и отпивает из вазы, стоящей на полу рядом с матрацем.</text:p>
      <text:p text:style-name="P61"><text:span text:style-name="T11">– </text:span>Открой балкон. Мы призвали Найтмэр, чтобы подольше продержаться. Этой сучке из племени виндиго нужен ветер.</text:p>
      <text:p text:style-name="P6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1"><text:span text:style-name="T11">– </text:span>Сожалеем, что не можем убить тебя.</text:p>
      <text:p text:style-name="P61">Обернувшись я встречаюсь с рогом аликорницы, нацеленным мне в грудь.</text:p>
      <text:p text:style-name="P61"><text:span text:style-name="T11">– </text:span>Твоё тело соткано из наваждения — Нам ли не знать! Мы всё ещё Владыка Снов.</text:p>
      <text:p text:style-name="P61">Я делаю шаг назад, на балкон. Луна трескуче смеётся и шагает следом.</text:p>
      <text:p text:style-name="P61"><text:span text:style-name="T11">– </text:span>Но что в Нашей власти — так это вышвырнуть тебя отсюда!</text:p>
      <text:p text:style-name="P61">Я снова отступаю. Как я помню, балкон метра три в ширину и без перил. И хоть я осознаю, что это сон, мне страшно до онемения.</text:p>
      <text:p text:style-name="P61"><text:span text:style-name="T11">– </text:span>Призвав тебя сюда, мы потратили последние силы. Которыми можно было поддерживать Эквестрию ещё долгие годы.</text:p>
      <text:p text:style-name="P61">Шаг назад.</text:p>
      <text:p text:style-name="P61"><text:span text:style-name="T11">– </text:span>Кимеринн погиб, чтобы ты жил.</text:p>
      <text:p text:style-name="P61">Шаг назад.</text:p>
      <text:p text:style-name="P61"><text:span text:style-name="T11">– </text:span>Сел осталась без магии и развоплотилась из-за тебя.</text:p>
      <text:p text:style-name="P61">Шаг назад.</text:p>
      <text:p text:style-name="P61"><text:span text:style-name="T11">– </text:span>Столько надежд впустую. И, как финальная насмешка, ты увидишь гибель всего, что Нам дорого?! Не бывать этому! ПОШЁЛ ВОН!!!</text:p>
      <text:p text:style-name="P61"><text:soft-page-break/>Я мешкаю, не чувствуя под отступающей ногой опоры, и этого хватает, чтобы Луна в выпаде достала меня рогом.</text:p>
      <text:p text:style-name="P61">Магический разряд пронзает грудь сетью молний и вышвыривает меня с балкона. Луна — или Найтмэр Мун? — хохочет, видя моё падение.</text:p>
      <text:p text:style-name="P61">Я проваливаюсь в звёздную сине-зелёную мглу.</text:p>
      <text:p text:style-name="P61"/>
      <text:p text:style-name="P61">…</text:p>
      <text:p text:style-name="P49"/>
      <text:p text:style-name="P6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1">Ближе.</text:p>
      <text:p text:style-name="P61">Всем телом ощущаю дискомфорт от низкочастотной вибрации, как будто рядом проходит поезд.</text:p>
      <text:p text:style-name="P61">Ещё ближе.</text:p>
      <text:p text:style-name="P6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1">Совсем близко.</text:p>
      <text:p text:style-name="P6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1">Я ВИЖУ!!! ПРОКЛЯТЬЕ, КАК ВСЁ ПРОСТО!!!</text:p>
      <text:p text:style-name="P6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1"><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61">Я киваю ей в ответ. Мне понятно, почему.</text:p>
      <text:p text:style-name="P61"><text:span text:style-name="T11">– </text:span>Как тебя зовут, малышка? Я постараюсь найти тебя. Может быть, ещё не поздно.</text:p>
      <text:p text:style-name="P61">Пегаска приветственно машет копытом.</text:p>
      <text:p text:style-name="P38"><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6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3">***</text:p>
      <text:p text:style-name="P63"/>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6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1"><text:span text:style-name="T11">– </text:span>Ну что? Увидел что-нибудь, сахарок?</text:p>
      <text:p text:style-name="P61">Пони уставились на меня с надеждой.</text:p>
      <text:p text:style-name="P61"><text:span text:style-name="T11">– </text:span>Да.</text:p>
      <text:p text:style-name="P61">Откровение давило на психику как тонна кирпичей. Я не знал, что им сказать. Я не мог.</text:p>
      <text:p text:style-name="P61"><text:span text:style-name="T11">– П</text:span>ревосходно!</text:p>
      <text:p text:style-name="P61"><text:span text:style-name="T11">– </text:span>Это просто супер-дупер-здоровски-потрясно!</text:p>
      <text:p text:style-name="P61"><text:span text:style-name="T11">– </text:span>Йей!</text:p>
      <text:p text:style-name="P61"><text:span text:style-name="T11">– </text:span>Ю-ху!</text:p>
      <text:p text:style-name="P61"><text:span text:style-name="T11">– О</text:span>фигенно! Мы победили! Макс, ты молодец!</text:p>
      <text:p text:style-name="P61"><text:span text:style-name="T11">– </text:span>Замечательно! Секундочку, я приготовлю дневник…</text:p>
      <text:p text:style-name="P61">Восторг пони постепенно сменился ожиданием. Я молчал.</text:p>
      <text:p text:style-name="P61"><text:span text:style-name="T11">– </text:span>Э-м-м? И что же ты увидел? <text:span text:style-name="T11">– </text:span>не выдержала Твайлайт.</text:p>
      <text:p text:style-name="P61"><text:span text:style-name="T11">– </text:span>Я… не могу сказать.</text:p>
      <text:p text:style-name="P61">Ожидание сменилось недоумением. Рэйнбоу Дэш насмешливо скривила губы.</text:p>
      <text:p text:style-name="P61"><text:span text:style-name="T11">– </text:span>Да ладно! Кончай прикалываться, мы же ждём! Шутка зачлась!</text:p>
      <text:p text:style-name="P61"><text:span text:style-name="T11">– </text:span>Не могу!!!</text:p>
      <text:p text:style-name="P61"/>
      <text:p text:style-name="P61">…</text:p>
      <text:p text:style-name="P61"/>
      <text:p text:style-name="P61">Молчание прервала Эпплджек.</text:p>
      <text:p text:style-name="P61"><text:span text:style-name="T11">– </text:span>Сахарок, с тобой всё в порядке?</text:p>
      <text:p text:style-name="P61">Дэш подошла ко мне вплотную, обняла мою голову и прижалась нос к носу.</text:p>
      <text:p text:style-name="P61"><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61">Я высвободился из объятий пегаски.</text:p>
      <text:p text:style-name="P61"><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61">Тишина сменилась гулом голосов. Пони вполголоса обсуждали ситуацию, посматривая на меня и почёсывая в затылках.</text:p>
      <text:p text:style-name="P61"><text:span text:style-name="T11">– </text:span>Конски яблоки! Вот это поворот! А мне так хотелось узнать, что за нечисть тут орудует!</text:p>
      <text:p text:style-name="P61"><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1"><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1"><text:span text:style-name="T11">– </text:span>Рэр, отвали!</text:p>
      <text:p text:style-name="P61"><text:span text:style-name="T11">– </text:span>Оу, какие страсти! Ладно-ладно, не сердись, дорогая, не мешаю!</text:p>
      <text:p text:style-name="P61"><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1"><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61"><text:span text:style-name="T11">– </text:span>Стойте!</text:p>
      <text:p text:style-name="P61">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61"><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61">…</text:p>
      <text:p text:style-name="P61">«<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61">…</text:p>
      <text:p text:style-name="P61"><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61">Пегаска сжала голову копытами.</text:p>
      <text:p text:style-name="P61"><text:span text:style-name="T11">– </text:span>Это может быть случай так называемого «кота Шротингера». Никогда бы не подумала, что он мне встретится на практике!</text:p>
      <text:p text:style-name="P61">Твайлайт протёрла доску тряпочкой и нарисовала на ней коробку.</text:p>
      <text:p text:style-name="P61"><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61"><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61"><text:span text:style-name="T11">– </text:span>Бедный котик. <text:span text:style-name="T11">– </text:span>прошептала Флаттершай.</text:p>
      <text:p text:style-name="P61">Я насторожился, услышав знакомое заклинание.</text:p>
      <text:p text:style-name="P61"><text:span text:style-name="T11">– </text:span>Стой! Откуда тебе известно про заклинание Стирания?</text:p>
      <text:p text:style-name="P61"><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61"><text:span text:style-name="T11">– </text:span>Гм. Ну ладно, продолжай.</text:p>
      <text:p text:style-name="P61"><text:span text:style-name="T11">– </text:span>Так вот, по условию эксперимента известно, что вероятность того, что кто-то откроет ящик, ненулевая.</text:p>
      <text:p text:style-name="P61"><text:span text:style-name="T11">– </text:span>И что это означает, дорогая? <text:span text:style-name="T11">– </text:span>спросила Рэрити.</text:p>
      <text:p text:style-name="P61"><text:soft-page-break/><text:span text:style-name="T11">– </text:span>Это значит, что кто-нибудь когда-нибудь обязательно откроет его.</text:p>
      <text:p text:style-name="P61"><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61"><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1">Твайлайт прокашлялась, отпила из графина и продолжила.</text:p>
      <text:p text:style-name="P61"><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1">Пони молчали, переваривая информацию. Дэш с отсутствующим видом следила за пауком на потолке.</text:p>
      <text:p text:style-name="P61">Наконец Эпплджек сдвинула шляпу на лоб.</text:p>
      <text:p text:style-name="P61"><text:span text:style-name="T11">–</text:span> То есть, ты хочешь сказать, что мы все — навроде этого кота, а Макс боится открыть ящик? Чтоб мы не исчезли окончательно?</text:p>
      <text:p text:style-name="P61"><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61">Я поднял руку, прося слово. Пони обернулись на меня и затихли.</text:p>
      <text:p text:style-name="P61"><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1">…</text:p>
      <text:p text:style-name="P61"><text:span text:style-name="T11">– </text:span>Лягать! <text:span text:style-name="T11">– </text:span>выругалась Дэш. <text:span text:style-name="T11">– </text:span>Значит, наши усилия по доставке резонаторов пошли лесом.</text:p>
      <text:p text:style-name="P61"><text:span text:style-name="T11">– </text:span>Не совсем. Мне таки удалось узнать, где искать Селестию.</text:p>
      <text:p text:style-name="P61">В библиотеке снова поднялся галдёж. Твайлайт подняла копыто.</text:p>
      <text:p text:style-name="P61"><text:span text:style-name="T11">– </text:span>Тихо! Спайк, будь добр, сбегай к Кейкам за выпечкой. Нам надо успокоиться. Макс, хоть про Селестию ты нам можешь рассказать?</text:p>
      <text:p text:style-name="P61"><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61"><text:span text:style-name="T11">– А </text:span>как ты узнал… <text:span text:style-name="T11">– </text:span>начала было единорожка, но её перебил напряжённый голос Спайка.</text:p>
      <text:p text:style-name="P61"><text:span text:style-name="T11">– </text:span>Твай! <text:span text:style-name="T11">– </text:span>дракончик стоял в дверях спиной к нам. <text:span text:style-name="T11">– </text:span>У нас гости.</text:p>
      <text:p text:style-name="P61">Спайк попятился назад. Дверь широко растворилась и в библиотеку вошла Луна.</text:p>
      <text:p text:style-name="P61"/>
      <text:h text:style-name="Heading_20_2" text:outline-level="2">18. Поединок с Луной.</text:h>
      <text:p text:style-name="P61"/>
      <text:p text:style-name="P61">Дружный вздох прокатился по залу.</text:p>
      <text:p text:style-name="P6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1"><text:span text:style-name="T11">– </text:span>Макс, беги!!!</text:p>
      <text:p text:style-name="P61"><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1"><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61">Мы с пегаской застыли в синем левитационном поле и поплыли к Луне.</text:p>
      <text:p text:style-name="P61"><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61">Нас с Дэш обернуло лавандовое левитационное поле и мы полетели к библиотекарше.</text:p>
      <text:p text:style-name="P61"><text:span text:style-name="T11">–</text:span> Что? Мы не ослышались? ТЫ СМЕЕШЬ МЕШАТЬ НАМ?!!</text:p>
      <text:p text:style-name="P61">Нас опять потащило к Луне. Дэш подпёрла голову копытом и скорчила скучающую мину.</text:p>
      <text:p text:style-name="P61"><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61">В голосе лавандовой единорожки звучал металл. Мы опять полетели к Твайлайт.</text:p>
      <text:p text:style-name="P61"><text:span text:style-name="T11">–</text:span> ДОВОЛЬНО! НАМ НАДОЕЛА ЭТА НЕПОКОРНОСТЬ! ПОЗНАЙ ГНЕВ ПРИНЦЕССЫ НОЧИ!!!</text:p>
      <text:p text:style-name="P61"><text:span text:style-name="T11">–</text:span> Элементы! Аврал!!! Работаем!!!</text:p>
      <text:p text:style-name="P61">Ярко-фиолетовый луч разгневанной аликорницы столкнулся со щитом наспех мобилизованных Элементов <text:s/>Гармонии.</text:p>
      <text:p text:style-name="P61">Началась жара.</text:p>
      <text:p text:style-name="P6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1"><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61"><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6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1"><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1"><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61"><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61"><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1"><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61">Перед Луной возник ярко-фиолетовый шар, окутанный роем голубых искорок.</text:p>
      <text:p text:style-name="P61"><text:span text:style-name="T11">– О</text:span>хренеть! <text:span text:style-name="T11">– </text:span>чертыхнулся Спайк. <text:span text:style-name="T11">– </text:span><text:s/>Твай, она создаёт сферу стихий!</text:p>
      <text:p text:style-name="P61"><text:span text:style-name="T11">– </text:span>Вижу! <text:span text:style-name="T11">– </text:span>донёсся голос единорожки из-под потолка. <text:span text:style-name="T11">– </text:span>Задействовала план «Д»!</text:p>
      <text:p text:style-name="P6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1"><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1">Дракончик пополз было к окну, но я придержал его за хвост.</text:p>
      <text:p text:style-name="P61"><text:span text:style-name="T11">– </text:span>Погоди. У меня есть вариант получше.</text:p>
      <text:p text:style-name="P61">Я вылез из-под шкафа и попрыгал на одной ноге в центр зала.</text:p>
      <text:p text:style-name="P61"><text:span text:style-name="T11">– </text:span>Стойте! Прекратите! Да остановитесь же!!!</text:p>
      <text:p text:style-name="P61">Аликорница и шестёрка уставились на меня.</text:p>
      <text:p text:style-name="P61"><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1"><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61"><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1"><text:span text:style-name="T11">– </text:span>Как ты её назвал? <text:span text:style-name="T11">– </text:span>отвалилась челюсть у аликорницы.</text:p>
      <text:p text:style-name="P61"><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61"><text:span text:style-name="T11">– </text:span>Что? <text:span text:style-name="T11">– </text:span>хором вскрикнули я с Луной.</text:p>
      <text:p text:style-name="P6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1">С громким треском они встретились у лестницы на верхний ярус.</text:p>
      <text:p text:style-name="P6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1">Этой малой частью сознания я отметил скрип двери и застенчивый голос:</text:p>
      <text:p text:style-name="P61"><text:span text:style-name="T11">– </text:span>Твайлайт, Дёрпи сказала, у тебя есть «Особенности поведения, питания и размножения приматов»? Я бы хотела её ненадолго… Ого!!!</text:p>
      <text:p text:style-name="P61"><text:soft-page-break/>После долгой паузы тот же голос спросил:</text:p>
      <text:p text:style-name="P61"><text:span text:style-name="T11">– </text:span>Что тут случилось? Почему все висят в воздухе? И всё вот это?</text:p>
      <text:p text:style-name="P61">Голос Спайка откуда-то из подвала ответил:</text:p>
      <text:p text:style-name="P61"><text:span text:style-name="T11">– </text:span>Потому что Твайлайт остановила время. В радиусе девяти метров, как мне кажется. Или десяти.</text:p>
      <text:p text:style-name="P61"><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1"><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1">Наступило молчание. Потом донеслось всхлипывание единорожки-заучки.</text:p>
      <text:p text:style-name="P61"><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1"><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1"><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1">В мозгу раздалось мычание, как если бы кто-то хотел выругаться, но в через силу сдержался.</text:p>
      <text:p text:style-name="P61"><text:span text:style-name="T11">– </text:span>КТО ИЗ МАГОВ СЕЙЧАС ПРИСУТСТВУЕТ В БИБЛИОТЕКЕ ЗА ПРЕДЕЛАМИ ЗОНЫ СКОЛЛАПСИРОВАВШЕГО ВРЕМЕНИ?</text:p>
      <text:p text:style-name="P61">Молчание. Наконец голос Спайка произнёс:</text:p>
      <text:p text:style-name="P61"><text:span text:style-name="T11">– </text:span>Она имеет ввиду, кто из единорогов в библиотеке не попал в это сверхпрозрачное стекло? Ну же, не тушуйся!</text:p>
      <text:p text:style-name="P61">Послышался застенчивый голос.</text:p>
      <text:p text:style-name="P61"><text:span text:style-name="T11">– </text:span>Эмм, я вам подхожу?</text:p>
      <text:p text:style-name="P61"><text:span text:style-name="T11">– </text:span>КТО ТЫ?</text:p>
      <text:p text:style-name="P61"><text:span text:style-name="T11">– </text:span>Эмм, Лира Хартстрингс, единорог. Я не то, чтобы маг, моя специализация — музыка…</text:p>
      <text:p text:style-name="P61"><text:span text:style-name="T11">– </text:span>ГОДИТСЯ! ТЫ ВИДИШЬ ТОЧКУ СИНГУЛЯРНОСТИ?</text:p>
      <text:p text:style-name="P61"><text:span text:style-name="T11">– </text:span>Эмм?</text:p>
      <text:p text:style-name="P61">Голос Спайка пояснил:</text:p>
      <text:p text:style-name="P61"><text:span text:style-name="T11">– </text:span>Вон та яркая искорка над лестницей, у которой вся картинка искривляется.</text:p>
      <text:p text:style-name="P61"><text:span text:style-name="T11">– </text:span>Да! Вижу.</text:p>
      <text:p text:style-name="P61"><text:span text:style-name="T11">– </text:span>ТЕПЕРЬ ЛЕВИТИРУЙ ПРИМАТА В ТОЧКУ СИНГУЛЯРНОСТИ.</text:p>
      <text:p text:style-name="P61"><text:span text:style-name="T11">– </text:span>Чего?!! <text:span text:style-name="T11">– </text:span>возопило моё малое сознание.</text:p>
      <text:p text:style-name="P61"><text:span text:style-name="T11">– </text:span>Эмм… Зачем?</text:p>
      <text:p text:style-name="P61"><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61"><text:span text:style-name="T11">– </text:span>Вы даёте слово, что человеку не будет причинён вред? <text:span text:style-name="T11">– </text:span>голос Лиры обрёл непривычную твёрдость.</text:p>
      <text:p text:style-name="P61"><text:span text:style-name="T11">– </text:span>КАК ТЫ СМЕЕШЬ СОМНЕВАТЬСЯ В НАС, СВОЕЙ ПРИНЦЕССЕ?</text:p>
      <text:p text:style-name="P61"><text:span text:style-name="T11">– Я </text:span>не сомневаюсь в вас, Ваше Высочество… Потому и требую слова!</text:p>
      <text:p text:style-name="P61"><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1"><text:span text:style-name="T11">– </text:span>Ну, блядь, спасибо! <text:span text:style-name="T11">– </text:span>подумал я.</text:p>
      <text:p text:style-name="P61"><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1">Тишина… С громким хлопком торнадо исчезает, сознания воссоединяются, всё падает на пол. </text:p>
      <text:p text:style-name="P61"/>
      <text:p text:style-name="P61">…</text:p>
      <text:p text:style-name="P61"/>
      <text:p text:style-name="P61"><text:span text:style-name="T11">– </text:span>Буэ-э-э!</text:p>
      <text:p text:style-name="P61">То ли от воздействия сингулярности, то ли от того, что закружилась голова в торнадо, но меня буквально вывернуло наизнанку.</text:p>
      <text:p text:style-name="P61"><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6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1"><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6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1"><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61">Просительные нотки контрастировали с привычным для Луны властным тоном. Аликорница присела на пол и устало опустила голову.</text:p>
      <text:p text:style-name="P61">Я кивнул ей примирительно.</text:p>
      <text:p text:style-name="P61"><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1"><text:span text:style-name="T11">– </text:span>Давай по-порядку. <text:span text:style-name="T11">– о</text:span>становила меня Луна. <text:span text:style-name="T11">– </text:span>С чего ты взял, что она в твоём мире?</text:p>
      <text:p text:style-name="P61"><text:soft-page-break/>Я задумался. Как объяснить ей, не рассказывая основное? То, от чего весь мир остановится? Как описать частность, не раскрыв суть?</text:p>
      <text:p text:style-name="P61">Луна продолжила с горечью.</text:p>
      <text:p text:style-name="P61"><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1"><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1"><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6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1">Я со всей дури грохнул кулаком по ограждению балкона. Перила жалобно скрипнули. Луна всё поняла и кивнула.</text:p>
      <text:p text:style-name="P61"><text:span text:style-name="T11">– </text:span>Теперь ты понимаешь, почему Мы виним тебя в развоплощении сестры?</text:p>
      <text:p text:style-name="P61"><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61">Луна пристально взглянула на меня и понимающе склонила голову.</text:p>
      <text:p text:style-name="P61"><text:span text:style-name="T11">– </text:span>Мы знаем, иногда так бывает. Продолжай.</text:p>
      <text:p text:style-name="P61"><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1"><text:span text:style-name="T11">– </text:span>Да, помним.</text:p>
      <text:p text:style-name="P61"><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1">В разговор встряла Твайлайт, до этого тихо стоявшая в сторонке.</text:p>
      <text:p text:style-name="P61"><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1">Я вздохнул с облегчением. Твайлайт — умничка! Мне даже придумывать ничего не пришлось.</text:p>
      <text:p text:style-name="P61"><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61">Единорожка успокаивающе произнесла:</text:p>
      <text:p text:style-name="P61"><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1"><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1">Аликорница вернулась на место, воссоединившись с двойником.</text:p>
      <text:p text:style-name="P61"><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61"><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1">Единорожка задумалась.</text:p>
      <text:p text:style-name="P61"><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1"><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61"><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61">Луна сморщила нос при этих словах, но всё же кивнула.</text:p>
      <text:p text:style-name="P61"><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1"><text:span text:style-name="T11">– </text:span>Я приглашу их. Они не откажутся.</text:p>
      <text:p text:style-name="P61"><text:span text:style-name="T11">– </text:span>Что ж, ещё одной проблемой меньше. Теперь нужно решить, как найти Сел. Кто-то должен отправиться за ней.</text:p>
      <text:p text:style-name="P61"><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61"><text:span text:style-name="T11">– </text:span>А если…</text:p>
      <text:p text:style-name="P61"><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1"><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1"><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61">Единорожка вернулась в библиотеку. Некоторое время мы с Луной молча слушали звуки засыпающего Понивилля.</text:p>
      <text:p text:style-name="P61"><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61"><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1"><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1">Аликорница отвлеклась от воспоминаний.</text:p>
      <text:p text:style-name="P61"><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1"><text:span text:style-name="T11">– </text:span>Почему же ты не смогла найти меня с его помощью?</text:p>
      <text:p text:style-name="P61">Аликорница смутилась.</text:p>
      <text:p text:style-name="P61"><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1"><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61"><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61">Я присмотрелся к ночной принцессе. Что она знает о нас с Селли?</text:p>
      <text:p text:style-name="P61"><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61"><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61"><text:span text:style-name="T11">– </text:span>А также совместить приятное с полезным. <text:span text:style-name="T11">– </text:span>не удержался я.</text:p>
      <text:p text:style-name="P55">Луна бросила на меня тяжёлый взгляд.</text:p>
      <text:p text:style-name="P59"><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16">–</text:span> Тогда зачем она..?</text:p>
      <text:p text:style-name="P55"><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text:soft-page-break/>Тревожная догадка окончательно сковала морозом душу.</text:p>
      <text:p text:style-name="P59"><text:span text:style-name="T17">–</text:span> А другие? Они тоже… давали мне потому, что считали меня последним шансом?</text:p>
      <text:p text:style-name="P59">У аликорницы отвалилась челюсть.</text:p>
      <text:p text:style-name="P59"><text:span text:style-name="T17">–</text:span> Другие? Кто ещё?<text:span text:style-name="T11"> </text:span>С кем ещё у тебя были… отношения?</text:p>
      <text:p text:style-name="P55"><text:span text:style-name="T16">–</text:span> С Рэйнбоу Дэш <text:span text:style-name="T16">–</text:span> ответил я несчастным голосом. <text:span text:style-name="T16">–</text:span> И, может быть, с Пинки.</text:p>
      <text:p text:style-name="P55"><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5">Аликорница фыркнула.</text:p>
      <text:p text:style-name="P55"><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1"><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61">Я благодарно взъерошил пегаске гриву. Уныние отступило.</text:p>
      <text:p text:style-name="P61"><text:span text:style-name="T11">– </text:span>Спасибо, Дэш. Ты настоящий друг.</text:p>
      <text:p text:style-name="P61"><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61">Я удивлённо воззрился на аликорницу.</text:p>
      <text:p text:style-name="P61"><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1">Я пожал плечами и спустился с пегаской вниз, к компании.</text:p>
      <text:p text:style-name="P61"/>
      <text:h text:style-name="P177" text:outline-level="2">19. <text:span text:style-name="T1">Лучший</text:span> Гранд Галопин<text:span text:style-name="T1">г</text:span> Гала <text:span text:style-name="T1">в истории</text:span></text:h>
      <text:p text:style-name="P87">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1"><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1"><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6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1">Тук-тук-тук!</text:p>
      <text:p text:style-name="P61"><text:span text:style-name="T11">– </text:span>Макс, ты тут? <text:span text:style-name="T11">–</text:span>Дэш просунула нос в дверь, не дожидаясь отклика. <text:span text:style-name="T11">– </text:span>Ага, вот ты где! Я с тобой!</text:p>
      <text:p text:style-name="P61">Она швырнула перемётные сумки мне на постель и пошла к выходу.</text:p>
      <text:p text:style-name="P61"><text:soft-page-break/><text:span text:style-name="T11">– </text:span>Ну, чего застрял? Пошли скорее, а то на хавчик опоздаем! <text:span text:style-name="T11">– </text:span>нетерпеливо обернулась пегаска.</text:p>
      <text:p text:style-name="P61">Я пожал плечами и пошёл следом. Бороться со стихией в лице Дэш было трудновато. Да и незачем.</text:p>
      <text:p text:style-name="P61"/>
      <text:p text:style-name="P49">…</text:p>
      <text:p text:style-name="P49"/>
      <text:p text:style-name="P6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1"><text:span text:style-name="T11">– </text:span>Располагайтесь. <text:span text:style-name="T11">– </text:span>кивнула нам Луна.</text:p>
      <text:p text:style-name="P6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61"><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6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61"><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1">Я мило улыбнулся ей в ответ, закинул в рот пучок петрушки и ответил.</text:p>
      <text:p text:style-name="P61"><text:span text:style-name="T11">– </text:span>А ты первая на моей памяти лошадь, умеющая магичить.</text:p>
      <text:p text:style-name="P61">Луна нахмурилась, но потом луч озарения коснулся её мордочки.</text:p>
      <text:p text:style-name="P49">– П<text:span text:style-name="T1">ризнаю, Мы были несправедливы к тебе. Как Нам тебя называть?</text:span></text:p>
      <text:p text:style-name="P61">Я выплюнул петрушку и взял кусок рыбы.</text:p>
      <text:p text:style-name="P49">– <text:span text:style-name="T1">Человеком. Во множественном числе мы — люди. Хотя множественная форма тебе не понадобится, принцесса.</text:span></text:p>
      <text:p text:style-name="P61">Все расселись по местам, когда с дальнего конца стола раздался звонкий голосок.</text:p>
      <text:p text:style-name="P49">– <text:span text:style-name="T1">Эй, а туточки одно место пустует! Можно его займёт Гамми?</text:span></text:p>
      <text:p text:style-name="P49"><text:span text:style-name="T1">– Нет, Пинки. </text:span>– <text:span text:style-name="T1">ответила Луна. </text:span>– <text:span text:style-name="T1">Мы ждём ещё одного гостя.</text:span></text:p>
      <text:p text:style-name="P61">– А если он не придёт, тогда можно?</text:p>
      <text:p text:style-name="P6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1">– Эй! Это моя шляпа! – возмутилась фермерша.</text:p>
      <text:p text:style-name="P6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1">– Прекрати паясничать! – негромко сказала Луна.</text:p>
      <text:p text:style-name="P61"><text:soft-page-break/>– Я не хотел… Тут мышь… – мои уши загорались медленно, но неотвратимо.</text:p>
      <text:p text:style-name="P61">– Мы не тебе. – так же тихо произнесла аликорница.</text:p>
      <text:p text:style-name="P6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1">– Перестань, Дискорд. – устало ответила Луна. – Фиглярство вызывает улыбку только первые пару сотен лет.</text:p>
      <text:p text:style-name="P61">– Говори только за себя, дражайшая! Я, наоборот, только вхожу во вкус!</text:p>
      <text:p text:style-name="P61">Драконикус принялся жадно есть брюкву и заткнулся.</text:p>
      <text:p text:style-name="P61">Аликорница обвела присутствующих долгим взглядом и начала.</text:p>
      <text:p text:style-name="P6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1">– Прибыл к нам, ага. А я-то думал, Селли сама на нашу голову вытащила эту обезьяну из мухосранска. – прочавкал сам себе Дискорд.</text:p>
      <text:p text:style-name="P61">– Макс берётся отыскать Селестию. И наша задача — помочь ему в этом! – с нажимом произнесла Луна, ни на кого не глядя.</text:p>
      <text:p text:style-name="P6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1">– Я полностью в вашем распоряжении, Ваше Высочество! Думаю, мои друзья меня поддержат! – отчеканила Твайлайт.</text:p>
      <text:p text:style-name="P61">Шестёрка пони отозвалась невнятным мычанием.</text:p>
      <text:p text:style-name="P6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1">–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1">– Эталоном? Для всехпони? Всегда говорила? – Дискорд принял задумчивую позу, стреляя глазами по сторонам.</text:p>
      <text:p text:style-name="P6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1">– Мы думаем, она была права!</text:p>
      <text:p text:style-name="P6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1"><text:soft-page-break/>– Ну, это… Если светоч, то конечно… А как же! Я всегда знал, что я светоч!.. А для Элементов Гармонии я тоже светоч?</text:p>
      <text:p text:style-name="P61">– Разумеется! – заверила его Луна, изо всех сил моргая шестёрке.</text:p>
      <text:p text:style-name="P61">– Светоч, светоч! – вразнобой подтвердили пони. Пожалуй, Флаттершай даже не врала.</text:p>
      <text:p text:style-name="P6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1">– Ффух! – шумно выдохнула Луна. – Спасибо вам, Наши дорогие, вы Нам очень помогли!</text:p>
      <text:p text:style-name="P61">– Но мы же ничего не сделали! – запротестовала Эпплджек.</text:p>
      <text:p text:style-name="P6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1"/>
      <text:p text:style-name="P61">…</text:p>
      <text:p text:style-name="P61"/>
      <text:p text:style-name="P61">Безмолвными тенями скользнули лакеи и унесли блюда. На освободившемся столе Луна расстелила свиток с записями.</text:p>
      <text:p text:style-name="P61">– Теперь, мои маленькие пони, Мы должны просить вас ещё об одной услуге.</text:p>
      <text:p text:style-name="P61">Странно и непривычно было видеть принцессу ночи сконфуженной.</text:p>
      <text:p text:style-name="P6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1">При этих словах пони стали прятать глаза, а Дэш фейсхуфнула.</text:p>
      <text:p text:style-name="P61">–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1">Флаттершай закрыла голову копытами.</text:p>
      <text:p text:style-name="P61"/>
      <text:p text:style-name="P50">***</text:p>
      <text:p text:style-name="P49"/>
      <text:p text:style-name="P61">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1">– Я верю в вас только потому, что ты об этом попросила. – наконец, начал я. – Тогда, в метель.</text:p>
      <text:p text:style-name="P61">Аликорница кивнула.</text:p>
      <text:p text:style-name="P61"><text:soft-page-break/>– Потому что у меня больше нет других причин верить в дружбомагию. После того, что рассказала Луна.</text:p>
      <text:p text:style-name="P61">Аликорница сникла.</text:p>
      <text:p text:style-name="P61">– Она ведь правду сказала? То свидание ночью было всего лишь платой? Авансом?</text:p>
      <text:p text:style-name="P61">Селестия грустно кивнула и отвернулась.</text:p>
      <text:p text:style-name="P61">– Выходит, я для тебя был тем же, чем сейчас Дискорд для Луны? С тем отличием, что ты не нашла способ «отмазаться»?</text:p>
      <text:p text:style-name="P6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1">Заросли можжевельника раздвинулись, пропуская синюю единорожку.</text:p>
      <text:p text:style-name="P61">– Привет!</text:p>
      <text:p text:style-name="P61">Я молча смотрел сквозь неё, привалившись спиной к валуну. Мне хотелось побыть одному.</text:p>
      <text:p text:style-name="P61">– Привет, говорю! Я видела, как ты залазил сюда. Классное местечко!</text:p>
      <text:p text:style-name="P61">– Привет, Индиго.</text:p>
      <text:p text:style-name="P61">– Что-то на тебе лица нет. Ты бледнее болотной поганки из Вечнодикого леса. Что-то случилось?</text:p>
      <text:p text:style-name="P61">– Случилось, Индиго. За то время, что мы не виделись, случилось очень многое.</text:p>
      <text:p text:style-name="P61">– Так это ж здорово! Я люблю, когда что-нибудь случается! Иначе скучно. А ты? Расскажи! Ты нашёл Шейлу?</text:p>
      <text:p text:style-name="P61">– Нашёл.</text:p>
      <text:p text:style-name="P61">– Вау! А принцессу Селестию?</text:p>
      <text:p text:style-name="P61">– Селестию тоже.</text:p>
      <text:p text:style-name="P61">– Круто! А где они? Они скоро вернутся?</text:p>
      <text:p text:style-name="P61">– Они не вернутся.</text:p>
      <text:p text:style-name="P61">Индиго перестала улыбаться. Тревога отразилась на её мордочке.</text:p>
      <text:p text:style-name="P61">– Почему?</text:p>
      <text:p text:style-name="P61">– Они там, откуда нет возврата.</text:p>
      <text:p text:style-name="P6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1">Индиго молча села возле меня. Потом она всхлипнула. Потом тяжело вздохнула.</text:p>
      <text:p text:style-name="P61">– Пожалуйста, скажи мне, что с ними.</text:p>
      <text:p text:style-name="P61">Я оторвался от валуна, склонился над ней и тихонько прошептал ей в ухо:</text:p>
      <text:p text:style-name="P61">– Если я скажу, ты исчезнешь. Это такое проклятие. Отправишься вслед за ними. Мне бы этого не хотелось. Ты нужна здесь.</text:p>
      <text:p text:style-name="P61">Индиго хмуро взглянула на меня.</text:p>
      <text:p text:style-name="P61">–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1">Я ласково потрепал её по головке.</text:p>
      <text:p text:style-name="P6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6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1">– Индиго, ты в Гранд Галопинг Гала когда-нибудь участвовала?</text:p>
      <text:p text:style-name="P61">– А то! В прошлом году па взял меня с собой на Гала. Он стоял в охране, а я пробралась внутрь и наблюдала за всем из-за занавески.</text:p>
      <text:p text:style-name="P61">– То есть, ты помнишь, как там всё устроено и что должно происходить?</text:p>
      <text:p text:style-name="P61">– Агась!</text:p>
      <text:p text:style-name="P6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1">– Вау! Круто!</text:p>
      <text:p text:style-name="P61">Единорожка в восторге <text:s/>запрыгала на месте.</text:p>
      <text:p text:style-name="P6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1">Кобылка остановилась и обняла меня за шею.</text:p>
      <text:p text:style-name="P61">– Спасибки! Тока ж ты на праздник придёшь? Обещаешь? Пожалуйста-пожалуйста-пожалуйста!</text:p>
      <text:p text:style-name="P61">– Обещаю.</text:p>
      <text:p text:style-name="P61">Единорожка умчалась с победным «ю-ху-у-у!».</text:p>
      <text:p text:style-name="P6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1">В серебряной коробке вместо книги лежал одинокий листок бумаги.</text:p>
      <text:p text:style-name="P71"/>
      <text:p text:style-name="P7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1"><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61">– Селли-Селли… Ну почему ты такая… – пробормотал я сквозь слёзы.</text:p>
      <text:p text:style-name="P61"/>
      <text:p text:style-name="P63">***</text:p>
      <text:p text:style-name="P87">INXS – Suicide blonde</text:p>
      <text:p text:style-name="P6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1">– А где твой обещанный сюрприз? – донесся жеребячий голосок через изгородь. – Гости уже все собрались.</text:p>
      <text:p text:style-name="P6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1">– А моя часть будет в самом конце. – вздохнул третий голосок. – Если мы до него досидим. Лично мне уже надоело. Скучно.</text:p>
      <text:p text:style-name="P6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1">– Всё равно Норф был круче. – пробормотал голос Индиго. – Он Кинга раза три уделывал на «Королеве Лорен».</text:p>
      <text:p text:style-name="P61">– Скоро начнётся! Я слышу свисток Вондерболтов! – перебил голос Санни – Бежим на смотровую площадку!</text:p>
      <text:p text:style-name="P61">– Кто первый добежит, тот… эмм…</text:p>
      <text:p text:style-name="P61">– Суперсветоч!</text:p>
      <text:p text:style-name="P61">– Агась! Галагалоперы, вперёд!</text:p>
      <text:p text:style-name="P61"><text:soft-page-break/>– Йей!!!</text:p>
      <text:p text:style-name="P6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1">…</text:p>
      <text:p text:style-name="P61">– Это она! Она!!!</text:p>
      <text:p text:style-name="P61">– Наша принцесса! Наше солнце!</text:p>
      <text:p text:style-name="P61">– Она вернётся!</text:p>
      <text:p text:style-name="P61">– А то! Я всем говорил! Мне никто не верил! Никто!!!</text:p>
      <text:p text:style-name="P61">– Дайте мне вас обнять, дорогой друг!</text:p>
      <text:p text:style-name="P61">…</text:p>
      <text:p text:style-name="P6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9">&lt;<text:span text:style-name="T71">Ace Enders – million different people</text:span>&gt;</text:p>
      <text:p text:style-name="P6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61">…</text:p>
      <text:p text:style-name="P61">Музыкальный транс прервался цоканьем копыт по парковой дорожке. Две фигуры устало брели прочь от замка, тихо переговариваясь.</text:p>
      <text:p text:style-name="P61">– Ужель обязательно лично приветствовать каждого пони? Сестра разбаловала их. Это так утомляет!</text:p>
      <text:p text:style-name="P61"><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1">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6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1">В саду прозвенел гонг. Музыка умолкла и в наступившей тишине звонкий голосок объявил в потрескивающий микрофон:</text:p>
      <text:p text:style-name="P6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1">Последняя фраза утонула в свисте и восторжённом топоте копыт. Твайлайт вздохнула.</text:p>
      <text:p text:style-name="P6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1">Твайлайт побрела по дорожке к освещённой террасе. Луна проводила её взглядом. Затем она со смешком обратилась в пространство:</text:p>
      <text:p text:style-name="P61">– Скрываться за колонной — плохая идея. Если хочешь, чтобы тебя не раскрыли, прячься так, чтобы не было видно твоей тени.</text:p>
      <text:p text:style-name="P61">– А кто прячется-то? – я встал и вышел к Луне. – Слушал себе музыку, пока вы не подошли. Классно играют!</text:p>
      <text:p text:style-name="P61">Луна кивнула.</text:p>
      <text:p text:style-name="P6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1">– А-а-а, дражайший принц? – любезнейше приветствовала франта Луна – Как ваше драгоценное здоровье? Как поживает ваш кузён Хавтиноуз?</text:p>
      <text:p text:style-name="P61">Принц позеленел, промычал нечто нечленораздельное и дал знак носильщикам двигаться дальше.</text:p>
      <text:p text:style-name="P61">Во дворце, вручив мне небольшую тяжёлую шкатулку серебряной окантовки с хрустальным шаром , Луна с некоторым смущением сообщила:</text:p>
      <text:p text:style-name="P6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1">Она что, блядь, издевается?</text:p>
      <text:p text:style-name="P61">– Да хрен там! Какие перья? Ты же сама сказала, отношения были чисто деловыми. По крайней мере, с её стороны.</text:p>
      <text:p text:style-name="P61">Луна продолжила с каменным выражением лица.</text:p>
      <text:p text:style-name="P61">– Если же нет, поднимись в её башню и разыщи перо или волос в её постели. После чего помести это в компас. Всё.</text:p>
      <text:p text:style-name="P61">Аликорница отвернулась. Я пошёл к выходу.</text:p>
      <text:p text:style-name="P61">– Иногда деловые отношения служат прикрытием для… чего-то большего. Но смертным это трудно понять.</text:p>
      <text:p text:style-name="P61">Я обернулся. Аликорница смотрела в окно на первый заезд «Небес Эквестрии», не удостаивая меня вниманием.</text:p>
      <text:p text:style-name="P61">Не гребу я этих аликорнов!</text:p>
      <text:p text:style-name="P49"/>
      <text:p text:style-name="P63">***</text:p>
      <text:p text:style-name="P61"/>
      <text:p text:style-name="P6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1">Чувствуя себя грабителем, я вошёл в комнату и осмотрел футон.</text:p>
      <text:p text:style-name="P61">Фиг там! Было такое впечатление, что последние недели на нём никто не спал. Ни складочки, ни вмятинки, ни волоска, ни пылинки.</text:p>
      <text:p text:style-name="P61">Я окинул взглядом комнату. Взор упал на гардероб у стенки. Вот где можно найти перо или волос!</text:p>
      <text:p text:style-name="P61">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6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1"><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1">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1"/>
      <text:p text:style-name="P63">***</text:p>
      <text:p text:style-name="P61"/>
      <text:p text:style-name="P6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1">Рычаг заклинило. Блядь!!!</text:p>
      <text:p text:style-name="P6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1">Я что есть мочи дёрнул ручку на себя.</text:p>
      <text:p text:style-name="P6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1"/>
      <text:p text:style-name="P61">…</text:p>
      <text:p text:style-name="P61"/>
      <text:p text:style-name="P61"><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1">Замок.</text:p>
      <text:p text:style-name="P61">Блядь, что с замком?!</text:p>
      <text:p text:style-name="P6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1">Я надавил на рычаг вертикальной тяги и колесница плавно скользнула вниз. Ха, теперь-то я понял, в чём дело! Замок висел в воздухе!</text:p>
      <text:p text:style-name="P61">Блядь… Замок висел в воздухе?!!</text:p>
      <text:p text:style-name="P6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1">Я пробежал комнату насквозь и кинулся к выходу.</text:p>
      <text:p text:style-name="P6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1">За моей спиной раздался механический голос.</text:p>
      <text:p text:style-name="P61">–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61">Я обернулся.</text:p>
      <text:p text:style-name="P6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1">БЛЯ!!!</text:p>
      <text:p text:style-name="P6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1"><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1"/>
      <text:p text:style-name="P61">…</text:p>
      <text:p text:style-name="P61"/>
      <text:p text:style-name="P61">– Что сиё значит, человек?!</text:p>
      <text:p text:style-name="P6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1">– Мнэ-э-э. – в этот момент даже козлиное блеяние было для меня верхом геройства.</text:p>
      <text:p text:style-name="P61">Подымая тучи пыли, с грохотом обрушилась в провал башня Селестии. Луна с отвалившейся челюстью наблюдала за действом в окно.</text:p>
      <text:p text:style-name="P61">– Что… Что это за дискордовщина?!</text:p>
      <text:p text:style-name="P61">Луна глянула в противоположное окно.</text:p>
      <text:p text:style-name="P61">– А куда делась Наша башня?!! – на аликорницу было жалко смотреть.</text:p>
      <text:p text:style-name="P61">– Она внизу. – промямлил я.</text:p>
      <text:p text:style-name="P61">– В каком ещё низу???</text:p>
      <text:p text:style-name="P61">– Ну… внизу. С остальным Кантерлотом… – я чувствовал себя дебилом.</text:p>
      <text:p text:style-name="P61">Аликорница молча взвилась в воздух и вылетела наружу. Через минуту вернулась.</text:p>
      <text:p text:style-name="P61">– Мы приняли решение! Бал закрывается!</text:p>
      <text:p text:style-name="P61"/>
      <text:h text:style-name="Heading_20_2" text:outline-level="2">20. <text:span text:style-name="T1">Осколки</text:span></text:h>
      <text:p text:style-name="P90">Electric Light Orchestra – Sorrow about to fall</text:p>
      <text:p text:style-name="P61">Скалу ощутимо тряхнуло. Грибной суп выплеснулся из супницы на стол.</text:p>
      <text:p text:style-name="P61">– Четвёртый день уж волокут. Могли бы и научиться наконец-то. – проворчала Эпплджек с набитым ртом.</text:p>
      <text:p text:style-name="P61">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1"><text:soft-page-break/>– Девочки, под нами Понивилль! – захлопала копытами Рэрити. – Узнаю свой бутик!</text:p>
      <text:p text:style-name="P61">Да, с утёса открылся городок, очертаниями повторяющий карту Понивилля.</text:p>
      <text:p text:style-name="P61">– Эй-Джей, гляди, твоя ферма! – Дэш указала на ряды деревьев на окраине городка.</text:p>
      <text:p text:style-name="P61">– Агась, она! – кивнула фермерша. – А это значит, скоро приедем.</text:p>
      <text:p text:style-name="P6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1"/>
      <text:p text:style-name="P61">…</text:p>
      <text:p text:style-name="P61"/>
      <text:p text:style-name="P6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1">– Итак, на рассвете мы достигнем цели. Надеюсь, все помнят план действий. Мы высаживаемся группой у входа и…</text:p>
      <text:p text:style-name="P61">– Прячемся?</text:p>
      <text:p text:style-name="P61">– Дерёмся с пландерсидами?</text:p>
      <text:p text:style-name="P61">– Создаём магическое убежище?</text:p>
      <text:p text:style-name="P61">– Нет!</text:p>
      <text:p text:style-name="P61">Луна поднесла копыто ко рту и прокашлялась.</text:p>
      <text:p text:style-name="P6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1">Я вспомнил, как мы драпали из замка, но промолчал.</text:p>
      <text:p text:style-name="P6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1">– По возвращению человек отыщет Сестру с помощью компаса, что Мы приготовили для него. Ты активировал компас, человек?</text:p>
      <text:p text:style-name="P61">Я продемонстрировал ночной принцессе шкатулку с беспорядочно мечущейся стрелкой.</text:p>
      <text:p text:style-name="P61">– Чудесно! Осталось дело за малым — найти Сестру.</text:p>
      <text:p text:style-name="P61">– Не кажется ли тебе, дражайшая, что ты забыла об одной незначительной детали? – встрял Дискорд. – <text:s/>Совсем незначительной, вот такусенькой?</text:p>
      <text:p text:style-name="P61">– Какой же? – нахмурилась Луна. – Ты изменяешь условия сделки?</text:p>
      <text:p text:style-name="P6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1">Драконикус для наглядности плюнул. Плевок затормозил у потолка, изменил направление на девяносто градусов и вылетел в окно.</text:p>
      <text:p text:style-name="P61"><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6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1">Луна нахмурилась.</text:p>
      <text:p text:style-name="P61">– Мы видим, у тебя уже есть готовое решение. Говори.</text:p>
      <text:p text:style-name="P6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1">Луна скосила глаза на меня в немом вопросе. <text:s/>Я не увидел ответную мимику Дискорда — он сидел ко мне полубоком.</text:p>
      <text:p text:style-name="P6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1">– Придётся действовать по твоему плану. У нас нет времени.</text:p>
      <text:p text:style-name="P61">Дискорд взглянул в газету.</text:p>
      <text:p text:style-name="P6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1">Драконикус отвлёкся от приятных мыслей и направился к выходу. За ним потянулись и остальные.</text:p>
      <text:p text:style-name="P61">Я подождал, пока все выйдут и подобрал с пола оброненную Дискордом газету.</text:p>
      <text:p text:style-name="P4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3"/>
      <text:p text:style-name="P50">***</text:p>
      <text:p text:style-name="P49"/>
      <text:p text:style-name="P61">Сумерки укутывали землю пушистым одеялом. Мы сидели на парковой дорожке, выходящей к обрыву, и любовались проплывающим внизу лесом.</text:p>
      <text:p text:style-name="P61"><text:soft-page-break/>…</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3"><text:span text:style-name="T11">–</text:span> Нет, почему? Правитель есть. Только он не постоянный. Его избирают. Раз в несколько лет.</text:p>
      <text:p text:style-name="P49">–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1">Пегаска задумалась.</text:p>
      <text:p text:style-name="P61">– Макс?</text:p>
      <text:p text:style-name="P61">– Да?</text:p>
      <text:p text:style-name="P6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1">Я почесал пегаску у основания гривы и объяснил:</text:p>
      <text:p text:style-name="P6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1">Я почувствовал резкую боль. Отдёрнув руку, я увидел на пальце кровь из ранки. </text:p>
      <text:p text:style-name="P61">Дэш смутилась.</text:p>
      <text:p text:style-name="P6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1">Брошь переливалась всеми цветами радуги в тусклом свете заходящего солнца.</text:p>
      <text:p text:style-name="P61">– Классная штука! Тебе идёт.</text:p>
      <text:p text:style-name="P61">Пегаска смущённо отвернулась. Потом повернулась опять. Копыто чертило звёздочку на песке.</text:p>
      <text:p text:style-name="P61">– Ты ведь вернёшься?</text:p>
      <text:p text:style-name="P6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1">– А то ж!</text:p>
      <text:p text:style-name="P61">Вслед за Твайлайт к нам подошли Эпплджек с Пинки. Фермерша прикоснулась ко мне копытом.</text:p>
      <text:p text:style-name="P6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1">– Супер-дупер-верно! Ещё никто не смел отобрать у Пинки друга и остаться при этом в своём уме!!!</text:p>
      <text:p text:style-name="P61">Розовая пони встала на задние ноги, передними оттянула веки и высунула язык, сотворив совершенно безумную мордаху.</text:p>
      <text:p text:style-name="P61">– В случае Дискорда — остаться НЕ в своём уме. Но в остальном — верно. Мы не дадим тебя в обиду, Макс.</text:p>
      <text:p text:style-name="P61"><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1">– Спасибо, девчонки. Вы самые лучшие.</text:p>
      <text:p text:style-name="P61">– А я — лучшая из лучших! – похлопала себя в грудь Дэш. – Не забывай об этом!</text:p>
      <text:p text:style-name="P6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1">Раздались тихие шаги. Меня накрыла тень.</text:p>
      <text:p text:style-name="P6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1">Луна опустила мне на колени небольшую карточку из серебра.</text:p>
      <text:p text:style-name="P61"/>
      <text:p text:style-name="P80"><text:span text:style-name="T11">~~~ </text:span>Человек Макс <text:span text:style-name="T11">~~~</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78">26.07.2143</text:p>
      <text:p text:style-name="P61"/>
      <text:p text:style-name="P63">***</text:p>
      <text:p text:style-name="P61"/>
      <text:p text:style-name="P6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1">Ага, сейчас!</text:p>
      <text:p text:style-name="P6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1">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1">Дирижабль миновал полосу воды и поравнялся с замком. Как по команде, дождь из лиан прекратился.</text:p>
      <text:p text:style-name="P61">– Похоже, мы выиграли этот бой. – тихо сказала Луна. – Нам стоило использовать «Конкордию» и в первый раз.</text:p>
      <text:p text:style-name="P61"><text:soft-page-break/>– Напомнить тебе о режиме секретности, который ты тогда установила, или сама вспомнишь? – язвительно отозвался Дискорд.</text:p>
      <text:p text:style-name="P6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9"/>
      <text:p text:style-name="P6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1"/>
      <text:p text:style-name="P50">~~~~~</text:p>
      <text:p text:style-name="P61"/>
      <text:p text:style-name="P61">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1">– Бросайте якорь. – отвечает Луна.</text:p>
      <text:p text:style-name="P61">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1"/>
      <text:p text:style-name="P61">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1">– Ох, Селестия милосердная… Кракен… Этого не было в расчётах… – бормочет Твайлайт.</text:p>
      <text:p text:style-name="P6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1">Луна отдаёт короткую команду в интерком и наперерез падающим фигуркам с «Конкордии» пикирует звено Вондерболтов.</text:p>
      <text:p text:style-name="P61">– <text:span text:style-name="T32">ПОНИ! ВЫ ЗАЕБАЛИ!!! ВЫ ДАДИТЕ МНЕ СПАТЬ, ИЛИ НЕТ?!! КЛЯНУСЬ ХВОСТОМ, ВЫ ТАКИ ОТ МЕНЯ ОТСТАНЕТЕ, НЕ БУДЬ Я АГАМЕМНОН-БЕСКЛАННИК!</text:span></text:p>
      <text:p text:style-name="P61"><text:soft-page-break/>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1">– Берегись!!!</text:p>
      <text:p text:style-name="P6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1"/>
      <text:p text:style-name="P50">~~~~~</text:p>
      <text:p text:style-name="P50"/>
      <text:p text:style-name="P6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1">Я принимаю вертикальное положение. Вокруг меня осыпавшиеся замшелые стены без крыши и… Дэш.</text:p>
      <text:p text:style-name="P6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1">– Учту. – я кривлюсь от боли. – Спасибо, Дэш. За мной должок.</text:p>
      <text:p text:style-name="P61">– Да кто там считает! – отмахивается пегаска. – Ты не в курсе, куда я приземлилась? Ты уже был тут.</text:p>
      <text:p text:style-name="P61">Я качаю головой.</text:p>
      <text:p text:style-name="P61">– Я видел только маленькую часть замка Сестёр. И то, на бегу. Но ты ведь можешь подняться над замком и разведать путь?</text:p>
      <text:p text:style-name="P61">Пегаска чешет копытом в затылке.</text:p>
      <text:p text:style-name="P61">– Могу, конечно. Но пока я спускалась, меня трижды чуть не сбили.</text:p>
      <text:p text:style-name="P61">Над развалинами выстреливает пландерсид, целясь в пролетающего Вондерболта.</text:p>
      <text:p text:style-name="P61">–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1">Я сажусь на обломок колонны.</text:p>
      <text:p text:style-name="P6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61">– Макс? – пегаска трясёт меня копытом. – Ты же у нас Проводник? Выбирай направление.</text:p>
      <text:p text:style-name="P61">Ну да, на работу флюгером я ещё гожусь, «Громовержец» от выбора направления нам на голову не свалится. Наверное.</text:p>
      <text:p text:style-name="P61">Я тыкаю на ближайший коридор.</text:p>
      <text:p text:style-name="P61">– Идём туда. Один хрен, они все одинаковые. Рано или поздно выйдем в знакомое место.</text:p>
      <text:p text:style-name="P61">– Верняк! – пегаска салютует. – Веди, Проводник!</text:p>
      <text:p text:style-name="P61"/>
      <text:p text:style-name="P61">…</text:p>
      <text:p text:style-name="P61"/>
      <text:p text:style-name="P61"><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1">– Готова спорить на две тысячи бит, мы проходили этот перекрёсток двадцать минут назад. И сорок минут назад тоже проходили.</text:p>
      <text:p text:style-name="P61">Я поворачиваюсь к Дэш.</text:p>
      <text:p text:style-name="P61">– У тебя разве есть две тысячи бит?</text:p>
      <text:p text:style-name="P61">–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61">– Идём налево.</text:p>
      <text:p text:style-name="P61">– Так точно, Проводник. – <text:s/>в голосе пегаски энтузиазма заметно убавилось.</text:p>
      <text:p text:style-name="P61">– Послушай, не называй меня проводником. Это уже не смешно!</text:p>
      <text:p text:style-name="P61">Пегаска смотрит на меня вишнёвыми глазами.</text:p>
      <text:p text:style-name="P61">– А я и не смеюсь. Я хотела тебя подбодрить малёхо, а то ты нос повесил. Но если не хочешь — не бу…</text:p>
      <text:p text:style-name="P61">– Дэш! Сзади!!!</text:p>
      <text:p text:style-name="P61">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3">После двух кувырков по камням гуд<text:span text:style-name="T1">ит</text:span> голова и садн<text:span text:style-name="T1">ит</text:span> ушибленное плечо.</text:p>
      <text:p text:style-name="P43"><text:span text:style-name="T1">–</text:span> Дэш? Ты где? Дэш?</text:p>
      <text:p text:style-name="P4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0">~~~~~</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3">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7">–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21"/>
      <text:p text:style-name="P50">~~~~~</text:p>
      <text:p text:style-name="P21">&lt;<text:span text:style-name="T24">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text:soft-page-break/>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1">Там лишь тающая в темноте радуга.</text:p>
      <text:p text:style-name="P55"/>
      <text:h text:style-name="Heading_20_2" text:outline-level="2">21. <text:span text:style-name="T1">Терра</text:span></text:h>
      <text:h text:style-name="P180" text:outline-level="3">Воскресение</text:h>
      <text:p text:style-name="P55">&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4">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5">–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5"/>
      <text:p text:style-name="P57">***</text:p>
      <text:p text:style-name="P55"/>
      <text:p text:style-name="P55"><text:soft-page-break/>Маленькое высохшее тельце лежало на полу.</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5">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5">Дискорд помахал рукой у меня перед носом. Я оттолкнул его руку и выпрямился.</text:p>
      <text:p text:style-name="P65">– Не надо. Я в порядке.</text:p>
      <text:p text:style-name="P65"/>
      <text:p text:style-name="P66">***</text:p>
      <text:p text:style-name="P65"/>
      <text:p text:style-name="P65">– Бля! Я так и знал!</text:p>
      <text:p text:style-name="P6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5">– И как её найти? – мрачно добавил я. – Компас теперь бесполезен.</text:p>
      <text:p text:style-name="P65">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text:soft-page-break/>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5">Стакан медленно собрался воедино и прыгнул обратно в руку Дискорду. – Хорошо, хоть моя заначка в Эогиппе осталась. – пробурчал он.</text:p>
      <text:p text:style-name="P65">– Ну так и зачем её тратить на ерунду? – возразил я.</text:p>
      <text:p text:style-name="P65">–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9"/>
      <text:p text:style-name="P66">***</text:p>
      <text:p text:style-name="P65"/>
      <text:p text:style-name="P45"><text:span text:style-name="T2">Проклятье</text:span>! Это уже черезчур! Мне даже материться не хотелось.</text:p>
      <text:p text:style-name="P4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5">–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5">– Зуб даю! – Дискорд попытался было войти внутрь, но я остановил его.</text:p>
      <text:p text:style-name="P45">– Дальше турникетов не пройдёшь. Охрана не пропустит.</text:p>
      <text:p text:style-name="P45">Я тяжко вздохнул.</text:p>
      <text:p text:style-name="P45">– Я там работал семь лет. До прошлой пятницы. – ответил я на вопрошающий взгляд. – Думал, вырвался из этого омута навсегда. Ошибался, как видишь.</text:p>
      <text:p text:style-name="P45"/>
      <text:p text:style-name="P45">…</text:p>
      <text:p text:style-name="P45"/>
      <text:p text:style-name="P55">Бип-бип-бип!</text:p>
      <text:p text:style-name="P61">– Анон? – голос в трубке не смог скрыть радостного изумления. – Ты передумал?</text:p>
      <text:p text:style-name="P61">– Да, Алекс. Я тут долго думал… Если у вас ещё есть местечко для меня… Я бы, пожалуй, вернулся.</text:p>
      <text:p text:style-name="P61">–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1">– С понедельника.</text:p>
      <text:p text:style-name="P61">– Отлично! Зайдёшь к охране, тебе выдадут пропуск.</text:p>
      <text:p text:style-name="P61">– Договорились.</text:p>
      <text:p text:style-name="P61">Бип-бип-бип!</text:p>
      <text:p text:style-name="P61"/>
      <text:h text:style-name="Heading_20_3" text:outline-level="3">Понедельник</text:h>
      <text:p text:style-name="P61"/>
      <text:p text:style-name="P1">Административная консоль приветственно мигнула зелёным шрифтом. Я поправил микрофон.</text:p>
      <text:p text:style-name="P1"><text:soft-page-break/><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61">– И слышать тоже.</text:p>
      <text:p text:style-name="P61">– Говорят, ты шалить начал? Нэш, тестовая задача номер шестнадцать.</text:p>
      <text:p text:style-name="P61">–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3">– Я отлучусь на пару деньков… Не скучайте тут без меня. Вернусь с Сахарной Ваткой в обнимку — верь мне! Бу-га-га!</text:p>
      <text:p text:style-name="P7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5">С этими словами драконикус смылся, скатившись на жалобно крякающем гироскутере прямо по ступенькам.</text:p>
      <text:p text:style-name="P5">Блин… Ну и придурок! Я нажал на кнопку вызова лифта.</text:p>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text:p>
      <text:p text:style-name="P5">Улыбающийся смайлик лифтовых дверей разошёлся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80" text:outline-level="3">Вторник</text:h>
      <text:p text:style-name="P5">&lt;<text:span text:style-name="T65">Mike Oldfield — The Top Of The Morning</text:span>&gt;</text:p>
      <text:p text:style-name="P5">Чайник тихонько забормотал, забулькал и выключился. Эпплджек разлила кипяток по чашкам и достала из шкафчика печенье.</text:p>
      <text:p text:style-name="P5"><text:soft-page-break/>– Тебе какой, Флатти?</text:p>
      <text:p text:style-name="P5">– Ммм… Мятный, если можно.</text:p>
      <text:p text:style-name="P5">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2"><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2">Флаттершай повернула ко мне экран. Мультяшный Дискорд с заплаканными глазами стоял на ледовом катке перед брошенными коньками.</text:p>
      <text:p text:style-name="P11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2"><text:span text:style-name="T11">–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2">Флаттершай слабо улыбнулась.</text:p>
      <text:p text:style-name="P118">– Я не сержусь… На Дискорда трудно не злиться… Он так себя ведёт, потому что его это… эмм, забавляет.</text:p>
      <text:p text:style-name="P5"/>
      <text:p text:style-name="Text_20_body">…</text:p>
      <text:p text:style-name="P122"/>
      <text:p text:style-name="P5">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text:soft-page-break/>Я пожал плечами.</text:p>
      <text:p text:style-name="P5">– М<text:span text:style-name="T34">ы заманим Анджелу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4">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text:soft-page-break/>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text:soft-page-break/>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Анджела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Анджела рассмеялась.</text:p>
      <text:p text:style-name="P5">– А потом?</text:p>
      <text:p text:style-name="P5">– Шерлока. Третий сезон.</text:p>
      <text:p text:style-name="P5">– Договорились.</text:p>
      <text:p text:style-name="P5"/>
      <text:p text:style-name="P5">Я выходил из МакДональдса, когда Анджела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61"><text:soft-page-break/>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5">–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5">Я инстинктивно отдёрнул ногу.</text:p>
      <text:p text:style-name="P5">– Вы в порядке?</text:p>
      <text:p text:style-name="P5">В поле зрения появилась фигур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h text:style-name="Heading_20_3" text:outline-level="3">Четверг</text:h>
      <text:p text:style-name="P1"/>
      <text:p text:style-name="P5">– Порыв ветра? Ломающий арматуру? Ты сам-то в это веришь в это дерьмо?</text:p>
      <text:p text:style-name="P5">Эпплджек раздражённо отвернулась. Я успокаивающе похлопал её по предплечью.</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зад, если он не хотел тебя утопить!</text:p>
      <text:p text:style-name="P5">–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text:soft-page-break/>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43"/>
      <text:p text:style-name="P74">***</text:p>
      <text:p text:style-name="P73"/>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Конфликт с узлом 11</text:p>
      <text:p text:style-name="P1">Конфликт с узлом 12</text:p>
      <text:p text:style-name="P1"><text:soft-page-break/>Конфликт с узлом 13</text:p>
      <text:p text:style-name="P1">…</text:p>
      <text:p text:style-name="P1">…</text:p>
      <text:p text:style-name="P1">Конфликт с узлом 16</text:p>
      <text:p text:style-name="P1">Конфликт с узлом 17</text:p>
      <text:p text:style-name="P95">…</text:p>
      <text:p text:style-name="P95">…</text:p>
      <text:p text:style-name="P95">Рассогласование центра принятия решений. Требуется вмешательство оператора.</text:p>
      <text:p text:style-name="P95">Sending heartbeats to all nodes… Zookeeper failure. Cluster going down in 3 minutes…</text:p>
      <text:p text:style-name="P95">UI module malfunction. UI module stop…</text:p>
      <text:p text:style-name="P95">Classloader malfunction. Classloader stop…</text:p>
      <text:p text:style-name="P95">Cluster going down in 2 minutes…</text:p>
      <text:p text:style-name="P95">Unloading dictionaries… HDFS malfunction</text:p>
      <text:p text:style-name="P95">AI malfunction. AI module stop…</text:p>
      <text:p text:style-name="P95">Cluster going down in 1 minute…</text:p>
      <text:p text:style-name="P95">Kernel panic</text:p>
      <text:p text:style-name="P95"/>
      <text:p text:style-name="P5">Бинго! Нэш наконец-то слетел с катушек!</text:p>
      <text:p text:style-name="P1"><text:span text:style-name="T1">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span></text:p>
      <text:p text:style-name="P5">– Хррр… Приветствую тебя, Анон!</text:p>
      <text:p text:style-name="P5">Бля!</text:p>
      <text:p text:style-name="P5">Я отодвинул дрожащей рукой заляпанную кофе клавиатуру и завесил салфеткой веб-камеру. Затем выбрал мышкой конфликтующие узлы. Только восстания машин в последний час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32">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Анон! Обернись! – наушники хрипели, работая на трёхста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Селестия взирала на меня с экрана с недоумением и лёгкой обидой.</text:p>
      <text:p text:style-name="P5"><text:soft-page-break/>Я вернулся в кресло и трясущимися руками натянул наушники.</text:p>
      <text:p text:style-name="P5">– Ты… Ты… Как ты там оказалась?</text:p>
      <text:p text:style-name="P5">– Где «там»?</text:p>
      <text:p text:style-name="P5">Аликорница удивлённо смотрела на меня через стекло. Я фейспамнул.</text:p>
      <text:p text:style-name="P5">– В компьютере, блин!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text:span text:style-name="T89">пробежал между</text:span>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text:span text:style-name="T89">ёрла</text:span> розовая кобылка и приж<text:span text:style-name="T89">ала</text:span> нос к стеклу экрана.</text:p>
      <text:p text:style-name="P5"/>
      <text:p text:style-name="P5">– Анон!!! <text:span text:style-name="T89">Что ж ты не сказал, что тебе нельзя напиваться?!! Я бы нашла что-нибудь безалкогольное!..</text:span></text:p>
      <text:p text:style-name="P165">– <text:span text:style-name="T90">Пинки, не сейчас! – в экран вернулась Селестия. – Это моя вина, я догадалась об неудачном обмене слишком поздно. Тв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text:span text:style-name="T29">Индрэ</text:span><text:span text:style-name="T90">,за Чёрным экраном? Это очень важно, мы не сможем тебя…</text:span></text:p>
      <text:p text:style-name="P166">– <text:span text:style-name="T91">НЕТ!!!</text:span></text:p>
      <text:p text:style-name="P166"/>
      <text:p text:style-name="P5"/>
      <text:p text:style-name="P5"/>
      <text:p text:style-name="P167">&lt;прибей его нахрен! Посредством дружбы и пони!&gt;</text:p>
      <text:p text:style-name="P5"/>
      <text:p text:style-name="P5"/>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5"/>
      <text:p text:style-name="P5"/>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oft-page-break/><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3"><text:span text:style-name="T11">– </text:span>Извини, Флаттершай, забылся.</text:p>
      <text:p text:style-name="P113"><text:span text:style-name="T11">– </text:span>Та ладно, я ж не против, – возразила Эпплджек. – Не парься, Флатти. Было б хуже, если б он <text:s/>назвал меня Эпплджек на людях.</text:p>
      <text:p text:style-name="P113"><text:span text:style-name="T11">– </text:span>Ты так... – запнулась Флаттершай. – Так быстро забыла свою ферму. И...</text:p>
      <text:p text:style-name="P113"><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3"><text:span text:style-name="T11">– </text:span>Как ты можешь так говорить? – расплакалась Флаттершай.</text:p>
      <text:p text:style-name="P113"><text:span text:style-name="T11">– </text:span>Эй, девушки, не ссорьтесь! Мы — одна команда! И надеюсь, останемся ею и в дальнейшем. </text:p>
      <text:list xml:id="list2943964611277920714" text:style-name="L5">
        <text:list-header>
          <text:p text:style-name="P16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3"><text:span text:style-name="T11">– </text:span>А если нет? – Эпплджек смотрела мне мне прямо в глаза.</text:p>
      <text:list xml:id="list183135252992589" text:continue-numbering="true" text:style-name="L5">
        <text:list-header>
          <text:p text:style-name="P168">Я молча пожал плечами. Эпплджек уверенно продолжила.</text:p>
        </text:list-header>
      </text:list>
      <text:p text:style-name="P113"><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3"><text:span text:style-name="T11">– </text:span>Спасибо, ЭйДжей.</text:p>
      <text:p text:style-name="P113"><text:soft-page-break/><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3135686416617" text:continue-numbering="true" text:style-name="L5">
        <text:list-header>
          <text:p text:style-name="P168">Флаттершай пробормотала нечто, показавшееся мне знакомым.</text:p>
        </text:list-header>
      </text:list>
      <text:p text:style-name="P113"><text:span text:style-name="T11">– </text:span>Флатти, ты что-то сказала? Я не расслышал.</text:p>
      <text:p text:style-name="P113"><text:span text:style-name="T11">– </text:span>Намерение Изменяет Реальность.</text:p>
      <text:p text:style-name="P113"><text:span text:style-name="T11">– </text:span>Эээ. А где ты слышала эту фразу, если не секрет?</text:p>
      <text:p text:style-name="P113"><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3135892187302" text:continue-numbering="true" text:style-name="L5">
        <text:list-header>
          <text:p text:style-name="P168">У меня как будто вспыхнула лампочка в мозгу. Кирпичики быстро выстраивались в целостную картину. Я ринулся в прихожую.</text:p>
        </text:list-header>
      </text:list>
      <text:p text:style-name="P113"><text:span text:style-name="T11">– </text:span>Флатти, ЭйДжей, буду через час. Ждите!</text:p>
      <text:p text:style-name="P5"/>
      <text:p text:style-name="P5"/>
      <text:p text:style-name="P5"/>
      <text:p text:style-name="P5"/>
      <text:p text:style-name="P5"/>
      <text:h text:style-name="P178" text:outline-level="2">След?</text:h>
      <text:p text:style-name="P127"/>
      <text:p text:style-name="P2"><text:span text:style-name="T11">&lt;</text:span><text:span text:style-name="T23">сначала эпизод - проверка сумки в серверной</text:span><text:span text:style-name="T11">&gt;</text:span></text:p>
      <text:p text:style-name="P17"/>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17"/>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2"/>
      <text:p text:style-name="P45"/>
      <text:p text:style-name="P45">&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5"><text:soft-page-break/><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5"/>
      <text:p text:style-name="P61"/>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61"/>
      <text:p text:style-name="P49">&lt;<text:span text:style-name="T24">- А ты сам-то что чувствуешь?</text:span></text:p>
      <text:p text:style-name="P3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8">...</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8">- Ну уж нет! Я завязываю с конеёбством!</text:p>
      <text:p text:style-name="P49"><text:span text:style-name="T24">- Посмотрим... Хи-хи...</text:span>&gt;</text:p>
      <text:p text:style-name="P49"/>
      <text:p text:style-name="P48">&lt;<text:span text:style-name="T24"> </text:span><text:span text:style-name="T23">-</text:span><text:span text:style-name="T24">Я не умею! Давай ты напишешь!</text:span></text:p>
      <text:p text:style-name="P48"><text:span text:style-name="T23">- </text:span><text:span text:style-name="T24">Фигушки! Подрядил меня татухи поням рисовать — сам теперь фанфик пиши!</text:span>&gt;</text:p>
      <text:p text:style-name="P59"/>
      <text:p text:style-name="P48">&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8"><text:span text:style-name="T24">- Учти, я ни капельки не жалею о наших поебушках! Но в будущем буду их стрематься. Это очень больно — вот так расставаться</text:span>&gt;</text:p>
      <text:p text:style-name="P37">&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7"/>
      <text:p text:style-name="P37">(про Макса в сне-прощании)</text:p>
      <text:p text:style-name="P37">Я — Дискорд, и я говорю вам: он вернётся Я подсоблю вам, касатикам, хе-хе!</text:p>
      <text:p text:style-name="P59"/>
      <text:p text:style-name="P134"><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5"/>
      <text:p text:style-name="P48">&lt;<text:span text:style-name="T24">Луна говорит Максу в прощальном сне:</text:span></text:p>
      <text:p text:style-name="P48"><text:span text:style-name="T24">- Прости, что хотела убить тебя. Я ослабела и Найтмэр на время одержала верх</text:span>&gt;</text:p>
      <text:p text:style-name="P59"/>
      <text:p text:style-name="P48"><text:soft-page-break/>&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8"/>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6">-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5"/>
      <text:p text:style-name="P36"/>
      <text:p text:style-name="P36"/>
      <text:p text:style-name="P45"/>
      <text:p text:style-name="P33"/>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6"/>
      <text:p text:style-name="P12">***</text:p>
      <text:p text:style-name="P125"/>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5"/>
      <text:h text:style-name="P178" text:outline-level="2">Сон Рэрити</text:h>
      <text:p text:style-name="P2"/>
      <text:p text:style-name="P56">&lt;<text:span text:style-name="T23">На Терре Селестия, будучи в компьютере, случайно пробуждает в Нексусе активный интеллект.</text:span>&gt;</text:p>
      <text:h text:style-name="P178" text:outline-level="2">Рейд пони-рэйнджеров</text:h>
      <text:p text:style-name="P2"/>
      <text:p text:style-name="P94">(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78" text:outline-level="2"><text:soft-page-break/>Продолжение ЛСД-чаепития</text:h>
      <text:p text:style-name="P2"/>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56"/>
      <text:h text:style-name="P178" text:outline-level="2">Поиск решения</text:h>
      <text:p text:style-name="P127"/>
      <text:p text:style-name="P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2"/>
      <text:h text:style-name="P178" text:outline-level="2">Поход к замку Принцес-2</text:h>
      <text:p text:style-name="P2"/>
      <text:p text:style-name="P2"/>
      <text:p text:style-name="P2"/>
      <text:p text:style-name="P4"/>
      <text:p text:style-name="P2"><text:span text:style-name="T11">&lt;</text:span><text:span text:style-name="T23">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78" text:outline-level="2"/>
      <text:h text:style-name="P178" text:outline-level="2">Поиски</text:h>
      <text:p text:style-name="P2"/>
      <text:p text:style-name="P2"/>
      <text:h text:style-name="P178" text:outline-level="2">Безнадёжность</text:h>
      <text:p text:style-name="P2"/>
      <text:p text:style-name="P4">***</text:p>
      <text:p text:style-name="P2"/>
      <text:h text:style-name="P178" text:outline-level="2"/>
      <text:h text:style-name="P178"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text:soft-page-break/></text:p>
      <text:p text:style-name="P101"/>
      <text:h text:style-name="P176" text:outline-level="2">Почти.</text:h>
      <text:p text:style-name="P123"/>
      <text:p text:style-name="P113">В офисе меня встретил лыбящийся Стас.</text:p>
      <text:p text:style-name="P11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3">Я уставился на Стаса и он, захлёбываясь от торопливости, начал <text:span text:style-name="T11">расказывать</text:span>.</text:p>
      <text:p text:style-name="P1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3">– Ты его уничтожил?</text:p>
      <text:p text:style-name="P113">– Кого?</text:p>
      <text:p text:style-name="P113">– Этический модуль. Селестию.</text:p>
      <text:p text:style-name="P1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3">– Ты его уничтожил?</text:p>
      <text:p text:style-name="P1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3">– То есть, на домашнем компьютере Влада модуль работает и дальше?</text:p>
      <text:p text:style-name="P113">– Ага. К нему-то у меня доступа нету. Но в кластер к Нексусу он больше не пролезет.</text:p>
      <text:p text:style-name="P113">– Спасибо, Стас. Ты молодец.</text:p>
      <text:p text:style-name="P113">Ниточка, чуть было не прервавшаяся в офисе, повела в квартиру Влада.</text:p>
      <text:p text:style-name="P113"/>
      <text:h text:style-name="P176" text:outline-level="2">Дискорд</text:h>
      <text:p text:style-name="P127"/>
      <text:p text:style-name="P123">Девушки поспешно собирались, пока я растолковывал им задачу.</text:p>
      <text:p text:style-name="P123"><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1">– </text:span>Это тот твой приятель, который разбился с полгода назад? – спросила Эпплджек.</text:p>
      <text:p text:style-name="P123"><text:span text:style-name="T11">– </text:span>Да, это он.</text:p>
      <text:p text:style-name="P123"><text:span text:style-name="T11">– </text:span>А как мы попадём в его квартиру? Там сейчас кто-то живёт? – Флаттершай прыгала на одной ноге, натягивая кед.</text:p>
      <text:p text:style-name="P123"><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text:soft-page-break/>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1">– </text:span>Макс, что случилось? У нас проблемы?</text:p>
      <text:p text:style-name="P124"><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1">– </text:span>Нет нужды. Лучше станьте-ка сзади меня так, чтобы заслонить от этих бабулек и от вооон той камеры наблюдения.</text:p>
      <text:list xml:id="list2274310653653471008" text:style-name="L6">
        <text:list-header>
          <text:p text:style-name="P16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3">Раздался лёгкий «кряк» и дверь подалась.</text:p>
      <text:p text:style-name="P148"><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3">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8"><text:soft-page-break/><text:span text:style-name="T11">– </text:span>Макс, тут окно разбито! И верёвка какая-то висит. – крикнула Флаттершай из кухни.</text:p>
      <text:p text:style-name="P148"><text:span text:style-name="T11">–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11">–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1">– </text:span>Оп-па! – пробормотала Эпплджек. – Нежданчик!</text:p>
      <text:p text:style-name="P148"><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1">– </text:span>А почему ты вообще решил искать нас тут? – спросила Эпплджек. – Приехал бы домой. Мы б тебя чаем напоили.</text:p>
      <text:p text:style-name="P128"><text:span text:style-name="T11">–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1">– </text:span>С кем это вы тут разговариваете?</text:p>
      <text:list xml:id="list490264949455884886" text:style-name="L7">
        <text:list-header>
          <text:p text:style-name="P17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78" text:outline-level="2">Селестия</text:h>
      <text:p text:style-name="P148"/>
      <text:p text:style-name="P12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text:soft-page-break/>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text:soft-page-break/>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6">-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4">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1">– И что? – продолжила его мысль Эпплджек.</text:p>
      <text:p text:style-name="P141">–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text:soft-page-break/>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7"/>
      <text:h text:style-name="P178"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text:soft-page-break/>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72" text:outline-level="1">Беседа за столиком в ночи</text:h>
      <text:p text:style-name="P126">&lt;<text:span text:style-name="T61">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3"><text:soft-page-break/>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3"/>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3"/>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3"><text:soft-page-break/>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3">– Стоп, не торопись. – у меня голова пошла кругом от информации. – Я ничего не понял. Какие-такие проблемы? Какие варианты? Зачем его поддерживать?</text:p>
      <text:p text:style-name="P113">Анакорн недовольно поморщился, но продолжил.</text:p>
      <text:p text:style-name="P11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3"/>
      <text:p text:style-name="P113"><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5"/>
      <text:p text:style-name="P113">Ключевое слово - <text:span text:style-name="T32">непротиворечивому</text:span></text:p>
      <text:p text:style-name="P113"/>
      <text:p text:style-name="P11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3">На голограмме появилась солнечная система Эквуса. Почему-то в центре системы был сам Эквус. Вокруг него вращались солнце и луна.</text:p>
      <text:p text:style-name="P113">Анакорн плюхнулся обратно в кресло и схватился за голову. Потом, немного успокоившись, продолжил.</text:p>
      <text:p text:style-name="P11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3">Анакорн отпил из стакана и продолжил.</text:p>
      <text:p text:style-name="P11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3">Анакорн постучал по столику указкой. Солнечная система увеличилась, оставив в поле зрения только шар Эквуса.</text:p>
      <text:p text:style-name="P11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6">Ко мне наконец-то пришло понимание ситуации.</text:p>
      <text:p text:style-name="P1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3">Анакорн смутился.</text:p>
      <text:p text:style-name="P113"><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3">(<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3"><text:span text:style-name="T21">– Сам ты раздолбай! – произнёс, наконец, Свирл</text:span>)</text:p>
      <text:p text:style-name="P113">… И создали вы его достаточно топорно — видишь, он трещит по швам.</text:p>
      <text:p text:style-name="P113">– Хмм. То есть, это брони создали Эквус?</text:p>
      <text:p text:style-name="P11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3">Я вспомнил события последнего года <text:span text:style-name="T11">&lt;</text:span>упомянуть в эпизоде на Терре, что МЛП-сериал закрылся год назад<text:span text:style-name="T11">&gt;</text:span></text:p>
      <text:p text:style-name="P11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3">Анакорн с такой силой сжал карандаш, что он хрустнул.</text:p>
      <text:p text:style-name="P11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3"/>
      <text:p text:style-name="P113"/>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6">– Верни Рэйнбоу!!!</text:p>
      <text:p text:style-name="P116">Обломки карандаша выпали из кулака Анакорна на столик.</text:p>
      <text:p text:style-name="P116">– Э-э-э… м-м-м… ну-у-у... Нельзя сказать, что это совсем невыполнимо… Но, прямо скажу, задачка не для студента!</text:p>
      <text:p text:style-name="P116">– А ты студент?</text:p>
      <text:p text:style-name="P1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6"><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6">– Нет. Плата остаётся неизменной. Тут мы квиты. У меня тоже мало шансов помочь тебе — я не имею ни малейшего понятия, как это сделать.</text:p>
      <text:p text:style-name="P116">Ставшие почти прозрачными стены комнаты снова обрели материальность. Анакорн пожал плечами и протянул мне руку через столик.</text:p>
      <text:p text:style-name="P1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6">Я задумался.</text:p>
      <text:p text:style-name="P1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6">Анакорн почесал в затылке.</text:p>
      <text:p text:style-name="P116">– А кьютимарки? Как, <text:span text:style-name="T11">&lt;</text:span><text:span text:style-name="T27">чёрт</text:span><text:span text:style-name="T11">&gt;</text:span> меня побери, объяснить кьютимарки?</text:p>
      <text:p text:style-name="P116">– А кьютимарки ты сам даришь пони, когда распознаёшь их жизненное предназначение.</text:p>
      <text:p text:style-name="P1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6">Я пожал плечами.</text:p>
      <text:p text:style-name="P116">–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text:soft-page-break/>–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11">–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1">–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3">–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3">Тебе не приходилось заботиться о жилье и питании, ты нравишься кобылкам...</text:p>
      <text:p text:style-name="P113">– Гм! Я бы попросил тебя не касаться моих отношений с Рэйнбоу!</text:p>
      <text:p text:style-name="P113"><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3">У меня сердце буквально ухнуло куда-то вниз, в область желудка.</text:p>
      <text:p text:style-name="P11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3">– Та ладно, не утешай. Я не маленький ребёнок. Долг платежом красен. Сделаю то, что ты хочешь. Как сумею.</text:p>
      <text:p text:style-name="P11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3">Анакорн наблюдал за мной без улыбки. По его нейтральному выражению лица невозможно было догадаться, о чём он думает.</text:p>
      <text:p text:style-name="P113">– Ну вот и отлично. Рад, что мы наконец-то пришли к сделке.</text:p>
      <text:p text:style-name="P11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7">– Пора закругляться. Ты начинаешь сгорать. Надо утрясти последние детали, пока ещё есть пару минут.</text:p>
      <text:p text:style-name="P113">– Валяй. Я тебя внимательно слушаю.</text:p>
      <text:p text:style-name="P11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3">– А я разве сплю?</text:p>
      <text:p text:style-name="P113">– Сейчас — нет. Но как только мы закроем сделку — проснёшься. Потому что нет иного способа вернуть тебя в реальный мир.</text:p>
      <text:p text:style-name="P113">– Эээ, постой. А как я в Эквестрию и обратно возвращался?</text:p>
      <text:p text:style-name="P11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3">Так вот, возвращать тебя обратно в твой мир я не буду. </text:p>
      <text:p text:style-name="P113">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3"><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3">– Ты ещё увидишь пару снов на прощание. Удачи!</text:p>
      <text:p text:style-name="P113"/>
      <text:p text:style-name="P119">&lt;<text:span text:style-name="T1">- Но если миры Эквестрии станут существовать — появятся и те из них, в которых тьма страданий, постапокалипсис.</text:span></text:p>
      <text:p text:style-name="P119"><text:span text:style-name="T1">- И это лучше, чем не существовать, поверь</text:span>&gt;</text:p>
      <text:p text:style-name="P114">***</text:p>
      <text:p text:style-name="P114"/>
      <text:p text:style-name="P113">&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3"/>
      <text:p text:style-name="P113">–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3">– Пожалста. – ответил я безучастно. – Всегда рад. Только Вам не нужно было ТАК распинаться, чтобы заручиться моей помощью.</text:p>
      <text:p text:style-name="P113">Селестия на мгновение смутилась, но продолжила.</text:p>
      <text:p text:style-name="P113">&lt;<text:span text:style-name="T23"> - Ты морочила мне яйца, чтобы заинтересовать? Всё, как Свирл указал?</text:span></text:p>
      <text:p text:style-name="P108">–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3"><text:span text:style-name="T23">- Это точно! Было бы точно всё по другому, я с конеёбством завязываю!</text:span>&gt;</text:p>
      <text:p text:style-name="P113">–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0">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7278491273915037170" text:style-name="L8">
        <text:list-header>
          <text:p text:style-name="P170">(<text:span text:style-name="T31">Луна — как повелительница снов, слышала разговор Макса с Анакорном</text:span>)</text:p>
          <text:p text:style-name="P171"/>
        </text:list-header>
      </text:list>
      <text:p text:style-name="P138">***</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oft-page-break/><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78" text:outline-level="2">Земля</text:h>
      <text:p text:style-name="P111">&lt;<text:span text:style-name="T61">Daft Punk – Get Lucky</text:span>&gt;</text:p>
      <text:p text:style-name="P111"/>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4-05T18:31:33.226928157</dc:date>
    <meta:editing-duration>P116DT23H4M23S</meta:editing-duration>
    <meta:editing-cycles>7001</meta:editing-cycles>
    <meta:generator>LibreOffice/5.1.6.2$Linux_X86_64 LibreOffice_project/10m0$Build-2</meta:generator>
    <meta:document-statistic meta:table-count="0" meta:image-count="0" meta:object-count="0" meta:page-count="198" meta:paragraph-count="4174" meta:word-count="88011" meta:character-count="584045" meta:non-whitespace-character-count="496109"/>
  </office:meta>
</office:document-meta>
</file>